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89.87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1234500" calcext:value-type="float">
            <text:p>1234500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205204000" calcext:value-type="float">
            <text:p>205204000</text:p>
          </table:table-cell>
          <table:table-cell office:value-type="string" calcext:value-type="string">
            <text:p>Fiji (Republic of)</text:p>
          </table:table-cell>
          <table:table-cell/>
        </table:table-row>
        <table:table-row table:style-name="ro1">
          <table:table-cell office:value-type="float" office:value="205366000" calcext:value-type="float">
            <text:p>205366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205554000" calcext:value-type="float">
            <text:p>205554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205655000" calcext:value-type="float">
            <text:p>20565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56000" calcext:value-type="float">
            <text:p>205656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57000" calcext:value-type="float">
            <text:p>205657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05677000" calcext:value-type="float">
            <text:p>205677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2044000" calcext:value-type="float">
            <text:p>212044000</text:p>
          </table:table-cell>
          <table:table-cell office:value-type="string" calcext:value-type="string">
            <text:p>Azores</text:p>
          </table:table-cell>
          <table:table-cell/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212065000" calcext:value-type="float">
            <text:p>212065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212084000" calcext:value-type="float">
            <text:p>212084000</text:p>
          </table:table-cell>
          <table:table-cell office:value-type="string" calcext:value-type="string">
            <text:p>Vatican City State</text:p>
          </table:table-cell>
          <table:table-cell/>
        </table:table-row>
        <table:table-row table:style-name="ro1">
          <table:table-cell office:value-type="float" office:value="212097000" calcext:value-type="float">
            <text:p>212097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5000" calcext:value-type="float">
            <text:p>2121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09000" calcext:value-type="float">
            <text:p>212109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3000" calcext:value-type="float">
            <text:p>212123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25000" calcext:value-type="float">
            <text:p>21212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212136000" calcext:value-type="float">
            <text:p>212136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212137000" calcext:value-type="float">
            <text:p>212137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212157000" calcext:value-type="float">
            <text:p>212157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12182000" calcext:value-type="float">
            <text:p>21218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2186000" calcext:value-type="float">
            <text:p>212186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212193000" calcext:value-type="float">
            <text:p>212193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2208000" calcext:value-type="float">
            <text:p>212208000</text:p>
          </table:table-cell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float" office:value="212240000" calcext:value-type="float">
            <text:p>21224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12274000" calcext:value-type="float">
            <text:p>212274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12280000" calcext:value-type="float">
            <text:p>212280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212301000" calcext:value-type="float">
            <text:p>212301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212333000" calcext:value-type="float">
            <text:p>212333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12340000" calcext:value-type="float">
            <text:p>212340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212360000" calcext:value-type="float">
            <text:p>212360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12369000" calcext:value-type="float">
            <text:p>212369000</text:p>
          </table:table-cell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float" office:value="212371000" calcext:value-type="float">
            <text:p>212371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73000" calcext:value-type="float">
            <text:p>212373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76000" calcext:value-type="float">
            <text:p>21237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385000" calcext:value-type="float">
            <text:p>212385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212416000" calcext:value-type="float">
            <text:p>212416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12423000" calcext:value-type="float">
            <text:p>212423000</text:p>
          </table:table-cell>
          <table:table-cell office:value-type="string" calcext:value-type="string">
            <text:p>Morocco (Kingdom of)</text:p>
          </table:table-cell>
          <table:table-cell/>
        </table:table-row>
        <table:table-row table:style-name="ro1">
          <table:table-cell office:value-type="float" office:value="212450000" calcext:value-type="float">
            <text:p>212450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12466000" calcext:value-type="float">
            <text:p>212466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212503000" calcext:value-type="float">
            <text:p>212503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212518000" calcext:value-type="float">
            <text:p>212518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212521000" calcext:value-type="float">
            <text:p>212521000</text:p>
          </table:table-cell>
          <table:table-cell office:value-type="string" calcext:value-type="string">
            <text:p>Liechtenstein (Principality of)</text:p>
          </table:table-cell>
          <table:table-cell/>
        </table:table-row>
        <table:table-row table:style-name="ro1">
          <table:table-cell office:value-type="float" office:value="212542000" calcext:value-type="float">
            <text:p>212542000</text:p>
          </table:table-cell>
          <table:table-cell office:value-type="string" calcext:value-type="string">
            <text:p>Monaco (Principality of)</text:p>
          </table:table-cell>
          <table:table-cell/>
        </table:table-row>
        <table:table-row table:style-name="ro1">
          <table:table-cell office:value-type="float" office:value="212555000" calcext:value-type="float">
            <text:p>212555000</text:p>
          </table:table-cell>
          <table:table-cell office:value-type="string" calcext:value-type="string">
            <text:p>Madeira</text:p>
          </table:table-cell>
          <table:table-cell/>
        </table:table-row>
        <table:table-row table:style-name="ro1">
          <table:table-cell office:value-type="float" office:value="212617000" calcext:value-type="float">
            <text:p>21261700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12641000" calcext:value-type="float">
            <text:p>212641000</text:p>
          </table:table-cell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float" office:value="212667000" calcext:value-type="float">
            <text:p>212667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12735000" calcext:value-type="float">
            <text:p>212735000</text:p>
          </table:table-cell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float" office:value="212762000" calcext:value-type="float">
            <text:p>212762000</text:p>
          </table:table-cell>
          <table:table-cell office:value-type="string" calcext:value-type="string">
            <text:p>Estonia (Republic of)</text:p>
          </table:table-cell>
          <table:table-cell/>
        </table:table-row>
        <table:table-row table:style-name="ro1">
          <table:table-cell office:value-type="float" office:value="212795000" calcext:value-type="float">
            <text:p>212795000</text:p>
          </table:table-cell>
          <table:table-cell office:value-type="string" calcext:value-type="string">
            <text:p>Serbia (Republic of)</text:p>
          </table:table-cell>
          <table:table-cell/>
        </table:table-row>
        <table:table-row table:style-name="ro1">
          <table:table-cell office:value-type="float" office:value="212797000" calcext:value-type="float">
            <text:p>212797000</text:p>
          </table:table-cell>
          <table:table-cell office:value-type="string" calcext:value-type="string">
            <text:p>Serbia (Republic of)</text:p>
          </table:table-cell>
          <table:table-cell/>
        </table:table-row>
        <table:table-row table:style-name="ro1">
          <table:table-cell office:value-type="float" office:value="215037000" calcext:value-type="float">
            <text:p>215037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15039000" calcext:value-type="float">
            <text:p>215039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15061000" calcext:value-type="float">
            <text:p>215061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062000" calcext:value-type="float">
            <text:p>215062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064000" calcext:value-type="float">
            <text:p>21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15110000" calcext:value-type="float">
            <text:p>215110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15116000" calcext:value-type="float">
            <text:p>215116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15142000" calcext:value-type="float">
            <text:p>215142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215166000" calcext:value-type="float">
            <text:p>215166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215182000" calcext:value-type="float">
            <text:p>215182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15234000" calcext:value-type="float">
            <text:p>215234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15317000" calcext:value-type="float">
            <text:p>215317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215389000" calcext:value-type="float">
            <text:p>215389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215420000" calcext:value-type="float">
            <text:p>215420000</text:p>
          </table:table-cell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float" office:value="215535000" calcext:value-type="float">
            <text:p>215535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15539000" calcext:value-type="float">
            <text:p>215539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15555000" calcext:value-type="float">
            <text:p>215555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215579000" calcext:value-type="float">
            <text:p>215579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215654000" calcext:value-type="float">
            <text:p>21565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15676000" calcext:value-type="float">
            <text:p>215676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5678000" calcext:value-type="float">
            <text:p>215678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215760000" calcext:value-type="float">
            <text:p>215760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215781000" calcext:value-type="float">
            <text:p>215781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24017460" calcext:value-type="float">
            <text:p>22401746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224038000" calcext:value-type="float">
            <text:p>224038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24052970" calcext:value-type="float">
            <text:p>22405297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24057830" calcext:value-type="float">
            <text:p>22405783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24081790" calcext:value-type="float">
            <text:p>22408179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224130870" calcext:value-type="float">
            <text:p>22413087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224196160" calcext:value-type="float">
            <text:p>22419616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224365000" calcext:value-type="float">
            <text:p>224365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24376000" calcext:value-type="float">
            <text:p>224376000</text:p>
          </table:table-cell>
          <table:table-cell office:value-type="string" calcext:value-type="string">
            <text:p>Uzbekistan (Republic of)</text:p>
          </table:table-cell>
          <table:table-cell/>
        </table:table-row>
        <table:table-row table:style-name="ro1">
          <table:table-cell office:value-type="float" office:value="224389000" calcext:value-type="float">
            <text:p>224389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224509000" calcext:value-type="float">
            <text:p>224509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224612000" calcext:value-type="float">
            <text:p>224612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24750000" calcext:value-type="float">
            <text:p>224750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25383000" calcext:value-type="float">
            <text:p>225383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225462000" calcext:value-type="float">
            <text:p>225462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26010880" calcext:value-type="float">
            <text:p>22601088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26084000" calcext:value-type="float">
            <text:p>226084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226105000" calcext:value-type="float">
            <text:p>226105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26150000" calcext:value-type="float">
            <text:p>226150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26158000" calcext:value-type="float">
            <text:p>226158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26177000" calcext:value-type="float">
            <text:p>226177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78000" calcext:value-type="float">
            <text:p>226178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79000" calcext:value-type="float">
            <text:p>226179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26199000" calcext:value-type="float">
            <text:p>226199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226216000" calcext:value-type="float">
            <text:p>226216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26243000" calcext:value-type="float">
            <text:p>226243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226263000" calcext:value-type="float">
            <text:p>22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26267000" calcext:value-type="float">
            <text:p>226267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26318000" calcext:value-type="float">
            <text:p>226318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226321000" calcext:value-type="float">
            <text:p>226321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3000" calcext:value-type="float">
            <text:p>226323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4000" calcext:value-type="float">
            <text:p>226324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6000" calcext:value-type="float">
            <text:p>226326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28000" calcext:value-type="float">
            <text:p>226328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26338000" calcext:value-type="float">
            <text:p>226338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27010230" calcext:value-type="float">
            <text:p>22701023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1870" calcext:value-type="float">
            <text:p>22701187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6100" calcext:value-type="float">
            <text:p>2270161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7600" calcext:value-type="float">
            <text:p>227017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019140" calcext:value-type="float">
            <text:p>22701914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27104210" calcext:value-type="float">
            <text:p>22710421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27108900" calcext:value-type="float">
            <text:p>2271089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27258290" calcext:value-type="float">
            <text:p>22725829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27300000" calcext:value-type="float">
            <text:p>227300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3000" calcext:value-type="float">
            <text:p>227303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3430" calcext:value-type="float">
            <text:p>22730343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6100" calcext:value-type="float">
            <text:p>2273061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7000" calcext:value-type="float">
            <text:p>227307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8000" calcext:value-type="float">
            <text:p>227308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09000" calcext:value-type="float">
            <text:p>2273090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27353790" calcext:value-type="float">
            <text:p>22735379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3820" calcext:value-type="float">
            <text:p>22735382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000" calcext:value-type="float">
            <text:p>2273550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190" calcext:value-type="float">
            <text:p>22735519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355680" calcext:value-type="float">
            <text:p>22735568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27400140" calcext:value-type="float">
            <text:p>22740014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0510" calcext:value-type="float">
            <text:p>22740051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0680" calcext:value-type="float">
            <text:p>22740068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1470" calcext:value-type="float">
            <text:p>22740147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2190" calcext:value-type="float">
            <text:p>22740219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6000" calcext:value-type="float">
            <text:p>227406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000" calcext:value-type="float">
            <text:p>227408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710" calcext:value-type="float">
            <text:p>22740871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8990" calcext:value-type="float">
            <text:p>22740899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409000" calcext:value-type="float">
            <text:p>227409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27504120" calcext:value-type="float">
            <text:p>227504120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float" office:value="227550490" calcext:value-type="float">
            <text:p>22755049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0850" calcext:value-type="float">
            <text:p>22755085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1320" calcext:value-type="float">
            <text:p>22755132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3430" calcext:value-type="float">
            <text:p>22755343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558000" calcext:value-type="float">
            <text:p>227558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27608410" calcext:value-type="float">
            <text:p>22760841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227650230" calcext:value-type="float">
            <text:p>22765023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3980" calcext:value-type="float">
            <text:p>22765398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4220" calcext:value-type="float">
            <text:p>22765422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656810" calcext:value-type="float">
            <text:p>22765681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227701720" calcext:value-type="float">
            <text:p>22770172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2670" calcext:value-type="float">
            <text:p>22770267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4000" calcext:value-type="float">
            <text:p>22770400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5102" calcext:value-type="float">
            <text:p>227705102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09530" calcext:value-type="float">
            <text:p>227709530</text:p>
          </table:table-cell>
          <table:table-cell office:value-type="string" calcext:value-type="string">
            <text:p>Uruguay (Eastern Republic of)</text:p>
          </table:table-cell>
          <table:table-cell/>
        </table:table-row>
        <table:table-row table:style-name="ro1">
          <table:table-cell office:value-type="float" office:value="227751330" calcext:value-type="float">
            <text:p>22775133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27754710" calcext:value-type="float">
            <text:p>22775471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27754790" calcext:value-type="float">
            <text:p>22775479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32079000" calcext:value-type="float">
            <text:p>232079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232156000" calcext:value-type="float">
            <text:p>232156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232167000" calcext:value-type="float">
            <text:p>232167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232168000" calcext:value-type="float">
            <text:p>232168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232240000" calcext:value-type="float">
            <text:p>232240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232374000" calcext:value-type="float">
            <text:p>23237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232616000" calcext:value-type="float">
            <text:p>232616000</text:p>
          </table:table-cell>
          <table:table-cell office:value-type="string" calcext:value-type="string">
            <text:p>Poland (Republic of)</text:p>
          </table:table-cell>
          <table:table-cell/>
        </table:table-row>
        <table:table-row table:style-name="ro1">
          <table:table-cell office:value-type="float" office:value="232664000" calcext:value-type="float">
            <text:p>232664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232752000" calcext:value-type="float">
            <text:p>232752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233234000" calcext:value-type="float">
            <text:p>233234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233789000" calcext:value-type="float">
            <text:p>233789000</text:p>
          </table:table-cell>
          <table:table-cell office:value-type="string" calcext:value-type="string">
            <text:p>British Virgin Islands</text:p>
          </table:table-cell>
          <table:table-cell/>
        </table:table-row>
        <table:table-row table:style-name="ro1">
          <table:table-cell office:value-type="float" office:value="234056000" calcext:value-type="float">
            <text:p>234056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34171000" calcext:value-type="float">
            <text:p>234171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34597000" calcext:value-type="float">
            <text:p>234597000</text:p>
          </table:table-cell>
          <table:table-cell office:value-type="string" calcext:value-type="string">
            <text:p>Nepal (Federal Democratic Republic of)</text:p>
          </table:table-cell>
          <table:table-cell/>
        </table:table-row>
        <table:table-row table:style-name="ro1">
          <table:table-cell office:value-type="float" office:value="234637000" calcext:value-type="float">
            <text:p>234637000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35010670" calcext:value-type="float">
            <text:p>23501067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0980" calcext:value-type="float">
            <text:p>23501098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1230" calcext:value-type="float">
            <text:p>23501123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1670" calcext:value-type="float">
            <text:p>23501167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3963" calcext:value-type="float">
            <text:p>235013963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15064" calcext:value-type="float">
            <text:p>235015064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35031105" calcext:value-type="float">
            <text:p>235031105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1345" calcext:value-type="float">
            <text:p>235031345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1676" calcext:value-type="float">
            <text:p>235031676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147" calcext:value-type="float">
            <text:p>235034147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658" calcext:value-type="float">
            <text:p>235034658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4871" calcext:value-type="float">
            <text:p>235034871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8124" calcext:value-type="float">
            <text:p>235038124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38886" calcext:value-type="float">
            <text:p>235038886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35060251" calcext:value-type="float">
            <text:p>235060251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0255" calcext:value-type="float">
            <text:p>23506025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0453" calcext:value-type="float">
            <text:p>23506045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3337" calcext:value-type="float">
            <text:p>235063337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6478" calcext:value-type="float">
            <text:p>235066478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6953" calcext:value-type="float">
            <text:p>23506695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8085" calcext:value-type="float">
            <text:p>23506808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8963" calcext:value-type="float">
            <text:p>235068963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69065" calcext:value-type="float">
            <text:p>235069065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35080328" calcext:value-type="float">
            <text:p>23508032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2" calcext:value-type="float">
            <text:p>23508063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3" calcext:value-type="float">
            <text:p>2350806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0635" calcext:value-type="float">
            <text:p>23508063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3" calcext:value-type="float">
            <text:p>23508144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4" calcext:value-type="float">
            <text:p>23508144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445" calcext:value-type="float">
            <text:p>23508144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745" calcext:value-type="float">
            <text:p>23508174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888" calcext:value-type="float">
            <text:p>23508188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1933" calcext:value-type="float">
            <text:p>2350819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366" calcext:value-type="float">
            <text:p>23508236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802" calcext:value-type="float">
            <text:p>23508280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2896" calcext:value-type="float">
            <text:p>23508289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3501" calcext:value-type="float">
            <text:p>23508350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107" calcext:value-type="float">
            <text:p>23508410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298" calcext:value-type="float">
            <text:p>23508429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729" calcext:value-type="float">
            <text:p>235084729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806" calcext:value-type="float">
            <text:p>23508480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4915" calcext:value-type="float">
            <text:p>23508491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368" calcext:value-type="float">
            <text:p>235085368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464" calcext:value-type="float">
            <text:p>23508546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467" calcext:value-type="float">
            <text:p>23508546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5927" calcext:value-type="float">
            <text:p>23508592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041" calcext:value-type="float">
            <text:p>23508704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392" calcext:value-type="float">
            <text:p>23508739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417" calcext:value-type="float">
            <text:p>23508741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577" calcext:value-type="float">
            <text:p>235087577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7579" calcext:value-type="float">
            <text:p>235087579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046" calcext:value-type="float">
            <text:p>235089046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333" calcext:value-type="float">
            <text:p>23508933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2" calcext:value-type="float">
            <text:p>235089912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3" calcext:value-type="float">
            <text:p>23508991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4" calcext:value-type="float">
            <text:p>23508991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089915" calcext:value-type="float">
            <text:p>235089915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235100007" calcext:value-type="float">
            <text:p>235100007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0514" calcext:value-type="float">
            <text:p>235100514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0629" calcext:value-type="float">
            <text:p>23510062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211" calcext:value-type="float">
            <text:p>23510121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728" calcext:value-type="float">
            <text:p>23510172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1999" calcext:value-type="float">
            <text:p>23510199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352" calcext:value-type="float">
            <text:p>23510235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681" calcext:value-type="float">
            <text:p>23510268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2885" calcext:value-type="float">
            <text:p>23510288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279" calcext:value-type="float">
            <text:p>23510327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315" calcext:value-type="float">
            <text:p>23510331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401" calcext:value-type="float">
            <text:p>23510340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36" calcext:value-type="float">
            <text:p>235103736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2" calcext:value-type="float">
            <text:p>23510376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5" calcext:value-type="float">
            <text:p>23510376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3766" calcext:value-type="float">
            <text:p>235103766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549" calcext:value-type="float">
            <text:p>23510454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648" calcext:value-type="float">
            <text:p>23510464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4739" calcext:value-type="float">
            <text:p>23510473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5264" calcext:value-type="float">
            <text:p>235105264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6302" calcext:value-type="float">
            <text:p>23510630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6595" calcext:value-type="float">
            <text:p>23510659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439" calcext:value-type="float">
            <text:p>235107439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713" calcext:value-type="float">
            <text:p>235107713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7758" calcext:value-type="float">
            <text:p>235107758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105" calcext:value-type="float">
            <text:p>23510810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381" calcext:value-type="float">
            <text:p>235108381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405" calcext:value-type="float">
            <text:p>23510840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8972" calcext:value-type="float">
            <text:p>235108972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09665" calcext:value-type="float">
            <text:p>235109665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235110142" calcext:value-type="float">
            <text:p>235110142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0247" calcext:value-type="float">
            <text:p>235110247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246" calcext:value-type="float">
            <text:p>23511124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365" calcext:value-type="float">
            <text:p>23511136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1402" calcext:value-type="float">
            <text:p>235111402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026" calcext:value-type="float">
            <text:p>23511202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571" calcext:value-type="float">
            <text:p>235112571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2573" calcext:value-type="float">
            <text:p>235112573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298" calcext:value-type="float">
            <text:p>235113298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366" calcext:value-type="float">
            <text:p>23511336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405" calcext:value-type="float">
            <text:p>23511340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3663" calcext:value-type="float">
            <text:p>235113663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006" calcext:value-type="float">
            <text:p>235114006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195" calcext:value-type="float">
            <text:p>235114195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4599" calcext:value-type="float">
            <text:p>235114599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115261" calcext:value-type="float">
            <text:p>235115261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235480000" calcext:value-type="float">
            <text:p>235480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35485000" calcext:value-type="float">
            <text:p>235485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35572000" calcext:value-type="float">
            <text:p>235572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235613000" calcext:value-type="float">
            <text:p>235613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235644000" calcext:value-type="float">
            <text:p>23564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35707000" calcext:value-type="float">
            <text:p>235707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236038000" calcext:value-type="float">
            <text:p>236038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236107000" calcext:value-type="float">
            <text:p>236107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36111321" calcext:value-type="float">
            <text:p>23611132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603" calcext:value-type="float">
            <text:p>23611160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782" calcext:value-type="float">
            <text:p>236111782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791" calcext:value-type="float">
            <text:p>23611179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09" calcext:value-type="float">
            <text:p>236111809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11" calcext:value-type="float">
            <text:p>23611181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1" calcext:value-type="float">
            <text:p>236111881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4" calcext:value-type="float">
            <text:p>23611188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886" calcext:value-type="float">
            <text:p>236111886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13" calcext:value-type="float">
            <text:p>23611191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4" calcext:value-type="float">
            <text:p>23611194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5" calcext:value-type="float">
            <text:p>236111945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47" calcext:value-type="float">
            <text:p>236111947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1974" calcext:value-type="float">
            <text:p>236111974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003" calcext:value-type="float">
            <text:p>236112003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059" calcext:value-type="float">
            <text:p>236112059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2178" calcext:value-type="float">
            <text:p>236112178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19000" calcext:value-type="float">
            <text:p>236119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36124000" calcext:value-type="float">
            <text:p>236124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36150000" calcext:value-type="float">
            <text:p>236150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36153000" calcext:value-type="float">
            <text:p>236153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36165000" calcext:value-type="float">
            <text:p>236165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36166000" calcext:value-type="float">
            <text:p>236166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36175000" calcext:value-type="float">
            <text:p>236175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36196000" calcext:value-type="float">
            <text:p>236196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236213000" calcext:value-type="float">
            <text:p>236213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36222000" calcext:value-type="float">
            <text:p>236222000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236260000" calcext:value-type="float">
            <text:p>236260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63000" calcext:value-type="float">
            <text:p>23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65000" calcext:value-type="float">
            <text:p>236265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36296000" calcext:value-type="float">
            <text:p>236296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36297000" calcext:value-type="float">
            <text:p>236297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36307000" calcext:value-type="float">
            <text:p>236307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36334000" calcext:value-type="float">
            <text:p>236334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36339000" calcext:value-type="float">
            <text:p>236339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36364000" calcext:value-type="float">
            <text:p>236364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36445000" calcext:value-type="float">
            <text:p>236445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236453000" calcext:value-type="float">
            <text:p>236453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36471000" calcext:value-type="float">
            <text:p>236471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36509000" calcext:value-type="float">
            <text:p>236509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36543000" calcext:value-type="float">
            <text:p>236543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36544000" calcext:value-type="float">
            <text:p>236544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36553000" calcext:value-type="float">
            <text:p>23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36559000" calcext:value-type="float">
            <text:p>236559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36567000" calcext:value-type="float">
            <text:p>236567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236568000" calcext:value-type="float">
            <text:p>236568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236592000" calcext:value-type="float">
            <text:p>236592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593000" calcext:value-type="float">
            <text:p>236593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598000" calcext:value-type="float">
            <text:p>236598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36610000" calcext:value-type="float">
            <text:p>236610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36617000" calcext:value-type="float">
            <text:p>236617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36626000" calcext:value-type="float">
            <text:p>236626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36631000" calcext:value-type="float">
            <text:p>236631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36634000" calcext:value-type="float">
            <text:p>23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36644000" calcext:value-type="float">
            <text:p>236644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46000" calcext:value-type="float">
            <text:p>236646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47000" calcext:value-type="float">
            <text:p>236647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36652000" calcext:value-type="float">
            <text:p>236652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4000" calcext:value-type="float">
            <text:p>236654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6000" calcext:value-type="float">
            <text:p>236656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58000" calcext:value-type="float">
            <text:p>236658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36662000" calcext:value-type="float">
            <text:p>23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68000" calcext:value-type="float">
            <text:p>23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69000" calcext:value-type="float">
            <text:p>236669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36673000" calcext:value-type="float">
            <text:p>23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36685000" calcext:value-type="float">
            <text:p>236685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4036000" calcext:value-type="float">
            <text:p>244036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44037000" calcext:value-type="float">
            <text:p>24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244054000" calcext:value-type="float">
            <text:p>244054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44059000" calcext:value-type="float">
            <text:p>244059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244101000" calcext:value-type="float">
            <text:p>244101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244104000" calcext:value-type="float">
            <text:p>244104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244171000" calcext:value-type="float">
            <text:p>244171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44176000" calcext:value-type="float">
            <text:p>244176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244227000" calcext:value-type="float">
            <text:p>244227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244239000" calcext:value-type="float">
            <text:p>244239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244251000" calcext:value-type="float">
            <text:p>244251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244281000" calcext:value-type="float">
            <text:p>244281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244285000" calcext:value-type="float">
            <text:p>244285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244316000" calcext:value-type="float">
            <text:p>244316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21000" calcext:value-type="float">
            <text:p>24432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29000" calcext:value-type="float">
            <text:p>244329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44363000" calcext:value-type="float">
            <text:p>244363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44367000" calcext:value-type="float">
            <text:p>244367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244376000" calcext:value-type="float">
            <text:p>244376000</text:p>
          </table:table-cell>
          <table:table-cell office:value-type="string" calcext:value-type="string">
            <text:p>Uzbekistan (Republic of)</text:p>
          </table:table-cell>
          <table:table-cell/>
        </table:table-row>
        <table:table-row table:style-name="ro1">
          <table:table-cell office:value-type="float" office:value="244536000" calcext:value-type="float">
            <text:p>244536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244554000" calcext:value-type="float">
            <text:p>244554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57000" calcext:value-type="float">
            <text:p>244557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59000" calcext:value-type="float">
            <text:p>244559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244573000" calcext:value-type="float">
            <text:p>244573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244576000" calcext:value-type="float">
            <text:p>244576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244597000" calcext:value-type="float">
            <text:p>244597000</text:p>
          </table:table-cell>
          <table:table-cell office:value-type="string" calcext:value-type="string">
            <text:p>Nepal (Federal Democratic Republic of)</text:p>
          </table:table-cell>
          <table:table-cell/>
        </table:table-row>
        <table:table-row table:style-name="ro1">
          <table:table-cell office:value-type="float" office:value="244615000" calcext:value-type="float">
            <text:p>244615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15976" calcext:value-type="float">
            <text:p>244615976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17000" calcext:value-type="float">
            <text:p>244617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244630187" calcext:value-type="float">
            <text:p>244630187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44630782" calcext:value-type="float">
            <text:p>244630782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244662000" calcext:value-type="float">
            <text:p>244662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244666000" calcext:value-type="float">
            <text:p>244666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244682000" calcext:value-type="float">
            <text:p>244682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244683000" calcext:value-type="float">
            <text:p>244683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244700000" calcext:value-type="float">
            <text:p>244700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0336" calcext:value-type="float">
            <text:p>244700336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3000" calcext:value-type="float">
            <text:p>244703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07000" calcext:value-type="float">
            <text:p>244707000</text:p>
          </table:table-cell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float" office:value="244730000" calcext:value-type="float">
            <text:p>244730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30469" calcext:value-type="float">
            <text:p>244730469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30944" calcext:value-type="float">
            <text:p>244730944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50645" calcext:value-type="float">
            <text:p>244750645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50716" calcext:value-type="float">
            <text:p>244750716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244770960" calcext:value-type="float">
            <text:p>24477096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244772000" calcext:value-type="float">
            <text:p>244772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244780000" calcext:value-type="float">
            <text:p>244780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105" calcext:value-type="float">
            <text:p>244780105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246" calcext:value-type="float">
            <text:p>244780246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424" calcext:value-type="float">
            <text:p>244780424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0569" calcext:value-type="float">
            <text:p>244780569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4785000" calcext:value-type="float">
            <text:p>244785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245014000" calcext:value-type="float">
            <text:p>245014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245031000" calcext:value-type="float">
            <text:p>245031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245064000" calcext:value-type="float">
            <text:p>24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45068000" calcext:value-type="float">
            <text:p>245068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245127000" calcext:value-type="float">
            <text:p>245127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245157000" calcext:value-type="float">
            <text:p>245157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245164000" calcext:value-type="float">
            <text:p>245164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245180000" calcext:value-type="float">
            <text:p>245180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45181000" calcext:value-type="float">
            <text:p>245181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245237000" calcext:value-type="float">
            <text:p>245237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45239000" calcext:value-type="float">
            <text:p>245239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245257000" calcext:value-type="float">
            <text:p>245257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245296000" calcext:value-type="float">
            <text:p>245296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245297000" calcext:value-type="float">
            <text:p>245297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245315000" calcext:value-type="float">
            <text:p>245315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245334000" calcext:value-type="float">
            <text:p>245334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245405000" calcext:value-type="float">
            <text:p>245405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245465000" calcext:value-type="float">
            <text:p>245465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45468000" calcext:value-type="float">
            <text:p>245468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45483000" calcext:value-type="float">
            <text:p>245483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245535000" calcext:value-type="float">
            <text:p>245535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45539000" calcext:value-type="float">
            <text:p>245539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245615000" calcext:value-type="float">
            <text:p>245615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245639000" calcext:value-type="float">
            <text:p>24563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245726000" calcext:value-type="float">
            <text:p>245726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245727000" calcext:value-type="float">
            <text:p>245727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245789000" calcext:value-type="float">
            <text:p>245789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46019000" calcext:value-type="float">
            <text:p>246019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46051000" calcext:value-type="float">
            <text:p>246051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56000" calcext:value-type="float">
            <text:p>246056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58000" calcext:value-type="float">
            <text:p>246058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246090000" calcext:value-type="float">
            <text:p>246090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46100000" calcext:value-type="float">
            <text:p>246100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46110000" calcext:value-type="float">
            <text:p>246110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246125000" calcext:value-type="float">
            <text:p>246125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46127000" calcext:value-type="float">
            <text:p>246127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46167000" calcext:value-type="float">
            <text:p>246167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246179000" calcext:value-type="float">
            <text:p>246179000</text:p>
          </table:table-cell>
          <table:table-cell office:value-type="string" calcext:value-type="string">
            <text:p>Cape Verde (Republic of)</text:p>
          </table:table-cell>
          <table:table-cell/>
        </table:table-row>
        <table:table-row table:style-name="ro1">
          <table:table-cell office:value-type="float" office:value="246180000" calcext:value-type="float">
            <text:p>246180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246215000" calcext:value-type="float">
            <text:p>246215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46227000" calcext:value-type="float">
            <text:p>246227000</text:p>
          </table:table-cell>
          <table:table-cell office:value-type="string" calcext:value-type="string">
            <text:p>Egypt (Arab Republic of)</text:p>
          </table:table-cell>
          <table:table-cell/>
        </table:table-row>
        <table:table-row table:style-name="ro1">
          <table:table-cell office:value-type="float" office:value="246252000" calcext:value-type="float">
            <text:p>246252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3000" calcext:value-type="float">
            <text:p>246253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4000" calcext:value-type="float">
            <text:p>246254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55000" calcext:value-type="float">
            <text:p>246255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46264000" calcext:value-type="float">
            <text:p>246264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46302000" calcext:value-type="float">
            <text:p>246302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03000" calcext:value-type="float">
            <text:p>246303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08000" calcext:value-type="float">
            <text:p>246308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46315000" calcext:value-type="float">
            <text:p>246315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246330000" calcext:value-type="float">
            <text:p>246330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46340000" calcext:value-type="float">
            <text:p>246340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46358000" calcext:value-type="float">
            <text:p>246358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46359000" calcext:value-type="float">
            <text:p>246359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46363000" calcext:value-type="float">
            <text:p>246363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46367000" calcext:value-type="float">
            <text:p>246367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46452000" calcext:value-type="float">
            <text:p>246452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3000" calcext:value-type="float">
            <text:p>246453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6000" calcext:value-type="float">
            <text:p>246456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7000" calcext:value-type="float">
            <text:p>246457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58000" calcext:value-type="float">
            <text:p>246458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46474000" calcext:value-type="float">
            <text:p>246474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46479000" calcext:value-type="float">
            <text:p>246479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246497000" calcext:value-type="float">
            <text:p>246497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46507000" calcext:value-type="float">
            <text:p>246507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46542000" calcext:value-type="float">
            <text:p>246542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46545000" calcext:value-type="float">
            <text:p>246545000</text:p>
          </table:table-cell>
          <table:table-cell office:value-type="string" calcext:value-type="string">
            <text:p>Mauritania (Islamic Republic of)</text:p>
          </table:table-cell>
          <table:table-cell/>
        </table:table-row>
        <table:table-row table:style-name="ro1">
          <table:table-cell office:value-type="float" office:value="246555000" calcext:value-type="float">
            <text:p>246555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46578000" calcext:value-type="float">
            <text:p>246578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246593000" calcext:value-type="float">
            <text:p>246593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594000" calcext:value-type="float">
            <text:p>246594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596000" calcext:value-type="float">
            <text:p>246596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246602000" calcext:value-type="float">
            <text:p>246602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246606000" calcext:value-type="float">
            <text:p>246606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246611000" calcext:value-type="float">
            <text:p>246611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46613000" calcext:value-type="float">
            <text:p>246613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46620000" calcext:value-type="float">
            <text:p>246620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246634000" calcext:value-type="float">
            <text:p>24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46639000" calcext:value-type="float">
            <text:p>246639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46644000" calcext:value-type="float">
            <text:p>246644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46649000" calcext:value-type="float">
            <text:p>246649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46655000" calcext:value-type="float">
            <text:p>246655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46660000" calcext:value-type="float">
            <text:p>246660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1000" calcext:value-type="float">
            <text:p>246661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2000" calcext:value-type="float">
            <text:p>24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3000" calcext:value-type="float">
            <text:p>246663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6000" calcext:value-type="float">
            <text:p>246666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68000" calcext:value-type="float">
            <text:p>24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46670000" calcext:value-type="float">
            <text:p>246670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46684000" calcext:value-type="float">
            <text:p>246684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6685000" calcext:value-type="float">
            <text:p>246685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46697000" calcext:value-type="float">
            <text:p>246697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46699000" calcext:value-type="float">
            <text:p>246699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46704000" calcext:value-type="float">
            <text:p>246704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246715000" calcext:value-type="float">
            <text:p>246715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46716000" calcext:value-type="float">
            <text:p>246716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46724000" calcext:value-type="float">
            <text:p>246724000</text:p>
          </table:table-cell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float" office:value="246745000" calcext:value-type="float">
            <text:p>246745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46000" calcext:value-type="float">
            <text:p>246746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54000" calcext:value-type="float">
            <text:p>246754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46757000" calcext:value-type="float">
            <text:p>246757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46771000" calcext:value-type="float">
            <text:p>246771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4000" calcext:value-type="float">
            <text:p>246774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5000" calcext:value-type="float">
            <text:p>246775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78000" calcext:value-type="float">
            <text:p>246778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46782000" calcext:value-type="float">
            <text:p>246782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86000" calcext:value-type="float">
            <text:p>246786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88000" calcext:value-type="float">
            <text:p>246788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46793000" calcext:value-type="float">
            <text:p>246793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4000" calcext:value-type="float">
            <text:p>246794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7000" calcext:value-type="float">
            <text:p>246797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6798000" calcext:value-type="float">
            <text:p>246798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47018700" calcext:value-type="float">
            <text:p>2470187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47019600" calcext:value-type="float">
            <text:p>247019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247104400" calcext:value-type="float">
            <text:p>2471044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247253800" calcext:value-type="float">
            <text:p>24725380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47258400" calcext:value-type="float">
            <text:p>247258400</text:p>
          </table:table-cell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float" office:value="247304200" calcext:value-type="float">
            <text:p>2473042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247355500" calcext:value-type="float">
            <text:p>2473555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247602000" calcext:value-type="float">
            <text:p>2476020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253215000" calcext:value-type="float">
            <text:p>253215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253217000" calcext:value-type="float">
            <text:p>253217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253256000" calcext:value-type="float">
            <text:p>253256000</text:p>
          </table:table-cell>
          <table:table-cell office:value-type="string" calcext:value-type="string">
            <text:p>Dominica (Commonwealth of)</text:p>
          </table:table-cell>
          <table:table-cell/>
        </table:table-row>
        <table:table-row table:style-name="ro1">
          <table:table-cell office:value-type="float" office:value="253279000" calcext:value-type="float">
            <text:p>253279000</text:p>
          </table:table-cell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float" office:value="253295000" calcext:value-type="float">
            <text:p>253295000</text:p>
          </table:table-cell>
          <table:table-cell office:value-type="string" calcext:value-type="string">
            <text:p>Guadeloupe (French Department of)</text:p>
          </table:table-cell>
          <table:table-cell/>
        </table:table-row>
        <table:table-row table:style-name="ro1">
          <table:table-cell office:value-type="float" office:value="253414000" calcext:value-type="float">
            <text:p>253414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53418000" calcext:value-type="float">
            <text:p>253418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53437000" calcext:value-type="float">
            <text:p>253437000</text:p>
          </table:table-cell>
          <table:table-cell office:value-type="string" calcext:value-type="string">
            <text:p>Saint Lucia</text:p>
          </table:table-cell>
          <table:table-cell/>
        </table:table-row>
        <table:table-row table:style-name="ro1">
          <table:table-cell office:value-type="float" office:value="255786000" calcext:value-type="float">
            <text:p>255786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256016000" calcext:value-type="float">
            <text:p>256016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256075000" calcext:value-type="float">
            <text:p>256075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256093000" calcext:value-type="float">
            <text:p>256093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56096000" calcext:value-type="float">
            <text:p>256096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256107000" calcext:value-type="float">
            <text:p>256107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256122000" calcext:value-type="float">
            <text:p>256122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56123000" calcext:value-type="float">
            <text:p>256123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256137000" calcext:value-type="float">
            <text:p>256137000</text:p>
          </table:table-cell>
          <table:table-cell office:value-type="string" calcext:value-type="string">
            <text:p>Cameroon (Republic of)</text:p>
          </table:table-cell>
          <table:table-cell/>
        </table:table-row>
        <table:table-row table:style-name="ro1">
          <table:table-cell office:value-type="float" office:value="256139000" calcext:value-type="float">
            <text:p>256139000</text:p>
          </table:table-cell>
          <table:table-cell office:value-type="string" calcext:value-type="string">
            <text:p>Cameroon (Republic of)</text:p>
          </table:table-cell>
          <table:table-cell/>
        </table:table-row>
        <table:table-row table:style-name="ro1">
          <table:table-cell office:value-type="float" office:value="256151000" calcext:value-type="float">
            <text:p>256151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256210000" calcext:value-type="float">
            <text:p>256210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13000" calcext:value-type="float">
            <text:p>256213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19000" calcext:value-type="float">
            <text:p>256219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56243000" calcext:value-type="float">
            <text:p>256243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256275000" calcext:value-type="float">
            <text:p>256275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56279000" calcext:value-type="float">
            <text:p>256279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56291000" calcext:value-type="float">
            <text:p>256291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56295000" calcext:value-type="float">
            <text:p>256295000</text:p>
          </table:table-cell>
          <table:table-cell office:value-type="string" calcext:value-type="string">
            <text:p>Gambia (Republic of the)</text:p>
          </table:table-cell>
          <table:table-cell/>
        </table:table-row>
        <table:table-row table:style-name="ro1">
          <table:table-cell office:value-type="float" office:value="256304000" calcext:value-type="float">
            <text:p>256304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256320000" calcext:value-type="float">
            <text:p>256320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56323000" calcext:value-type="float">
            <text:p>256323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256341000" calcext:value-type="float">
            <text:p>256341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56345000" calcext:value-type="float">
            <text:p>256345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256350000" calcext:value-type="float">
            <text:p>256350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256371000" calcext:value-type="float">
            <text:p>256371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256442000" calcext:value-type="float">
            <text:p>256442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256451000" calcext:value-type="float">
            <text:p>256451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256491000" calcext:value-type="float">
            <text:p>256491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494000" calcext:value-type="float">
            <text:p>256494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495000" calcext:value-type="float">
            <text:p>256495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256503000" calcext:value-type="float">
            <text:p>256503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56509000" calcext:value-type="float">
            <text:p>256509000</text:p>
          </table:table-cell>
          <table:table-cell office:value-type="string" calcext:value-type="string">
            <text:p>Mozambique (Republic of)</text:p>
          </table:table-cell>
          <table:table-cell/>
        </table:table-row>
        <table:table-row table:style-name="ro1">
          <table:table-cell office:value-type="float" office:value="256550000" calcext:value-type="float">
            <text:p>256550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56553000" calcext:value-type="float">
            <text:p>25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256610000" calcext:value-type="float">
            <text:p>256610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56619000" calcext:value-type="float">
            <text:p>256619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256631000" calcext:value-type="float">
            <text:p>256631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56639000" calcext:value-type="float">
            <text:p>256639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256645000" calcext:value-type="float">
            <text:p>256645000</text:p>
          </table:table-cell>
          <table:table-cell office:value-type="string" calcext:value-type="string">
            <text:p>Seychelles (Republic of)</text:p>
          </table:table-cell>
          <table:table-cell/>
        </table:table-row>
        <table:table-row table:style-name="ro1">
          <table:table-cell office:value-type="float" office:value="256656000" calcext:value-type="float">
            <text:p>256656000</text:p>
          </table:table-cell>
          <table:table-cell office:value-type="string" calcext:value-type="string">
            <text:p>Saint Helena</text:p>
          </table:table-cell>
          <table:table-cell/>
        </table:table-row>
        <table:table-row table:style-name="ro1">
          <table:table-cell office:value-type="float" office:value="256662000" calcext:value-type="float">
            <text:p>256662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56668000" calcext:value-type="float">
            <text:p>256668000</text:p>
          </table:table-cell>
          <table:table-cell office:value-type="string" calcext:value-type="string">
            <text:p>Somali Democratic Republic</text:p>
          </table:table-cell>
          <table:table-cell/>
        </table:table-row>
        <table:table-row table:style-name="ro1">
          <table:table-cell office:value-type="float" office:value="256673000" calcext:value-type="float">
            <text:p>25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256687000" calcext:value-type="float">
            <text:p>256687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56689000" calcext:value-type="float">
            <text:p>256689000</text:p>
          </table:table-cell>
          <table:table-cell office:value-type="string" calcext:value-type="string">
            <text:p>Sao Tome and Principe (Democratic Republic of)</text:p>
          </table:table-cell>
          <table:table-cell/>
        </table:table-row>
        <table:table-row table:style-name="ro1">
          <table:table-cell office:value-type="float" office:value="256696000" calcext:value-type="float">
            <text:p>256696000</text:p>
          </table:table-cell>
          <table:table-cell office:value-type="string" calcext:value-type="string">
            <text:p>Swaziland (Kingdom of)</text:p>
          </table:table-cell>
          <table:table-cell/>
        </table:table-row>
        <table:table-row table:style-name="ro1">
          <table:table-cell office:value-type="float" office:value="256713000" calcext:value-type="float">
            <text:p>256713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14000" calcext:value-type="float">
            <text:p>256714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16000" calcext:value-type="float">
            <text:p>256716000</text:p>
          </table:table-cell>
          <table:table-cell office:value-type="string" calcext:value-type="string">
            <text:p>Togolese Republic</text:p>
          </table:table-cell>
          <table:table-cell/>
        </table:table-row>
        <table:table-row table:style-name="ro1">
          <table:table-cell office:value-type="float" office:value="256743000" calcext:value-type="float">
            <text:p>256743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256755000" calcext:value-type="float">
            <text:p>256755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256765000" calcext:value-type="float">
            <text:p>256765000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float" office:value="256784000" calcext:value-type="float">
            <text:p>256784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256790000" calcext:value-type="float">
            <text:p>256790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257206000" calcext:value-type="float">
            <text:p>2572060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257408000" calcext:value-type="float">
            <text:p>257408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257556000" calcext:value-type="float">
            <text:p>257556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257758000" calcext:value-type="float">
            <text:p>25775800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266210000" calcext:value-type="float">
            <text:p>266210000</text:p>
          </table:table-cell>
          <table:table-cell office:value-type="string" calcext:value-type="string">
            <text:p>Djibouti (Republic of)</text:p>
          </table:table-cell>
          <table:table-cell/>
        </table:table-row>
        <table:table-row table:style-name="ro1">
          <table:table-cell office:value-type="float" office:value="266259000" calcext:value-type="float">
            <text:p>266259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266260000" calcext:value-type="float">
            <text:p>266260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66263000" calcext:value-type="float">
            <text:p>266263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266273000" calcext:value-type="float">
            <text:p>266273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266338000" calcext:value-type="float">
            <text:p>266338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266420000" calcext:value-type="float">
            <text:p>266420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266421000" calcext:value-type="float">
            <text:p>266421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273111000" calcext:value-type="float">
            <text:p>27311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2800" calcext:value-type="float">
            <text:p>273112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3600" calcext:value-type="float">
            <text:p>273113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3800" calcext:value-type="float">
            <text:p>2731138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000" calcext:value-type="float">
            <text:p>273114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600" calcext:value-type="float">
            <text:p>2731146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4700" calcext:value-type="float">
            <text:p>273114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5700" calcext:value-type="float">
            <text:p>2731157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116000" calcext:value-type="float">
            <text:p>27311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273310950" calcext:value-type="float">
            <text:p>273310950</text:p>
          </table:table-cell>
          <table:table-cell office:value-type="string" calcext:value-type="string">
            <text:p>Greenland</text:p>
          </table:table-cell>
          <table:table-cell/>
        </table:table-row>
        <table:table-row table:style-name="ro1">
          <table:table-cell office:value-type="float" office:value="273322500" calcext:value-type="float">
            <text:p>273322500</text:p>
          </table:table-cell>
          <table:table-cell office:value-type="string" calcext:value-type="string">
            <text:p>Guatemala (Republic of)</text:p>
          </table:table-cell>
          <table:table-cell/>
        </table:table-row>
        <table:table-row table:style-name="ro1">
          <table:table-cell office:value-type="float" office:value="273348830" calcext:value-type="float">
            <text:p>273348830</text:p>
          </table:table-cell>
          <table:table-cell office:value-type="string" calcext:value-type="string">
            <text:p>Honduras (Republic of)</text:p>
          </table:table-cell>
          <table:table-cell/>
        </table:table-row>
        <table:table-row table:style-name="ro1">
          <table:table-cell office:value-type="float" office:value="273362290" calcext:value-type="float">
            <text:p>27336229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273363000" calcext:value-type="float">
            <text:p>27336300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273385040" calcext:value-type="float">
            <text:p>27338504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273385430" calcext:value-type="float">
            <text:p>27338543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273413060" calcext:value-type="float">
            <text:p>27341306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273546520" calcext:value-type="float">
            <text:p>27354652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275467000" calcext:value-type="float">
            <text:p>275467000</text:p>
          </table:table-cell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 office:value-type="float" office:value="276700000" calcext:value-type="float">
            <text:p>276700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303417000" calcext:value-type="float">
            <text:p>303417000</text:p>
          </table:table-cell>
          <table:table-cell office:value-type="string" calcext:value-type="string">
            <text:p>Saint Kitts and Nevis (Federation of)</text:p>
          </table:table-cell>
          <table:table-cell/>
        </table:table-row>
        <table:table-row table:style-name="ro1">
          <table:table-cell office:value-type="float" office:value="304010168" calcext:value-type="float">
            <text:p>30401016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228" calcext:value-type="float">
            <text:p>30401022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290" calcext:value-type="float">
            <text:p>30401029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17" calcext:value-type="float">
            <text:p>30401041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44" calcext:value-type="float">
            <text:p>304010444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483" calcext:value-type="float">
            <text:p>304010483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549" calcext:value-type="float">
            <text:p>30401054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767" calcext:value-type="float">
            <text:p>30401076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779" calcext:value-type="float">
            <text:p>30401077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06" calcext:value-type="float">
            <text:p>30401080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59" calcext:value-type="float">
            <text:p>30401085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60" calcext:value-type="float">
            <text:p>30401086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867" calcext:value-type="float">
            <text:p>304010867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09" calcext:value-type="float">
            <text:p>30401090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15" calcext:value-type="float">
            <text:p>304010915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73" calcext:value-type="float">
            <text:p>304010973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86" calcext:value-type="float">
            <text:p>304010986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95" calcext:value-type="float">
            <text:p>304010995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0998" calcext:value-type="float">
            <text:p>304010998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1009" calcext:value-type="float">
            <text:p>30401100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1029" calcext:value-type="float">
            <text:p>304011029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3000" calcext:value-type="float">
            <text:p>304013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14000" calcext:value-type="float">
            <text:p>30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04030000" calcext:value-type="float">
            <text:p>304030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1000" calcext:value-type="float">
            <text:p>304031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6000" calcext:value-type="float">
            <text:p>304036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37000" calcext:value-type="float">
            <text:p>30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304050000" calcext:value-type="float">
            <text:p>304050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635" calcext:value-type="float">
            <text:p>304050635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636" calcext:value-type="float">
            <text:p>304050636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0840" calcext:value-type="float">
            <text:p>30405084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3000" calcext:value-type="float">
            <text:p>304053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4000" calcext:value-type="float">
            <text:p>304054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5000" calcext:value-type="float">
            <text:p>304055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7000" calcext:value-type="float">
            <text:p>304057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59000" calcext:value-type="float">
            <text:p>304059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304080796" calcext:value-type="float">
            <text:p>304080796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0808" calcext:value-type="float">
            <text:p>304080808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1024" calcext:value-type="float">
            <text:p>304081024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8000" calcext:value-type="float">
            <text:p>30408800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089000" calcext:value-type="float">
            <text:p>304089000</text:p>
          </table:table-cell>
          <table:table-cell office:value-type="string" calcext:value-type="string">
            <text:p>Bahrain (Kingdom of)</text:p>
          </table:table-cell>
          <table:table-cell/>
        </table:table-row>
        <table:table-row table:style-name="ro1">
          <table:table-cell office:value-type="float" office:value="304137000" calcext:value-type="float">
            <text:p>304137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04226000" calcext:value-type="float">
            <text:p>304226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04228000" calcext:value-type="float">
            <text:p>304228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04234000" calcext:value-type="float">
            <text:p>304234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04239000" calcext:value-type="float">
            <text:p>304239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float" office:value="304407000" calcext:value-type="float">
            <text:p>304407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04503000" calcext:value-type="float">
            <text:p>304503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04511000" calcext:value-type="float">
            <text:p>304511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304519000" calcext:value-type="float">
            <text:p>304519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304577000" calcext:value-type="float">
            <text:p>304577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304611000" calcext:value-type="float">
            <text:p>304611000</text:p>
          </table:table-cell>
          <table:table-cell office:value-type="string" calcext:value-type="string">
            <text:p>Oman (Sultanate of)</text:p>
          </table:table-cell>
          <table:table-cell/>
        </table:table-row>
        <table:table-row table:style-name="ro1">
          <table:table-cell office:value-type="float" office:value="304636000" calcext:value-type="float">
            <text:p>304636000</text:p>
          </table:table-cell>
          <table:table-cell office:value-type="string" calcext:value-type="string">
            <text:p>Pakistan (Islamic Republic of)</text:p>
          </table:table-cell>
          <table:table-cell/>
        </table:table-row>
        <table:table-row table:style-name="ro1">
          <table:table-cell office:value-type="float" office:value="304662000" calcext:value-type="float">
            <text:p>304662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65000" calcext:value-type="float">
            <text:p>304665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69000" calcext:value-type="float">
            <text:p>304669000</text:p>
          </table:table-cell>
          <table:table-cell office:value-type="string" calcext:value-type="string">
            <text:p>Qatar (State of)</text:p>
          </table:table-cell>
          <table:table-cell/>
        </table:table-row>
        <table:table-row table:style-name="ro1">
          <table:table-cell office:value-type="float" office:value="304682000" calcext:value-type="float">
            <text:p>304682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304738000" calcext:value-type="float">
            <text:p>304738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04739000" calcext:value-type="float">
            <text:p>304739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04785000" calcext:value-type="float">
            <text:p>304785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4786000" calcext:value-type="float">
            <text:p>304786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4789000" calcext:value-type="float">
            <text:p>304789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05018000" calcext:value-type="float">
            <text:p>305018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305062000" calcext:value-type="float">
            <text:p>305062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305067000" calcext:value-type="float">
            <text:p>305067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305102000" calcext:value-type="float">
            <text:p>305102000</text:p>
          </table:table-cell>
          <table:table-cell office:value-type="string" calcext:value-type="string">
            <text:p>Micronesia (Federated States of)</text:p>
          </table:table-cell>
          <table:table-cell/>
        </table:table-row>
        <table:table-row table:style-name="ro1">
          <table:table-cell office:value-type="float" office:value="305113000" calcext:value-type="float">
            <text:p>305113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305119000" calcext:value-type="float">
            <text:p>305119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305122000" calcext:value-type="float">
            <text:p>305122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305123000" calcext:value-type="float">
            <text:p>305123000</text:p>
          </table:table-cell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float" office:value="305148000" calcext:value-type="float">
            <text:p>305148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05162000" calcext:value-type="float">
            <text:p>305162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4000" calcext:value-type="float">
            <text:p>305164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68000" calcext:value-type="float">
            <text:p>305168000</text:p>
          </table:table-cell>
          <table:table-cell office:value-type="string" calcext:value-type="string">
            <text:p>Christmas Island (Indian Ocean)</text:p>
          </table:table-cell>
          <table:table-cell/>
        </table:table-row>
        <table:table-row table:style-name="ro1">
          <table:table-cell office:value-type="float" office:value="305187000" calcext:value-type="float">
            <text:p>305187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305188000" calcext:value-type="float">
            <text:p>305188000</text:p>
          </table:table-cell>
          <table:table-cell office:value-type="string" calcext:value-type="string">
            <text:p>Cook Islands</text:p>
          </table:table-cell>
          <table:table-cell/>
        </table:table-row>
        <table:table-row table:style-name="ro1">
          <table:table-cell office:value-type="float" office:value="305236000" calcext:value-type="float">
            <text:p>305236000</text:p>
          </table:table-cell>
          <table:table-cell office:value-type="string" calcext:value-type="string">
            <text:p>Cocos (Keeling) Islands</text:p>
          </table:table-cell>
          <table:table-cell/>
        </table:table-row>
        <table:table-row table:style-name="ro1">
          <table:table-cell office:value-type="float" office:value="305253000" calcext:value-type="float">
            <text:p>305253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05259000" calcext:value-type="float">
            <text:p>305259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05293000" calcext:value-type="float">
            <text:p>305293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05294000" calcext:value-type="float">
            <text:p>305294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05315000" calcext:value-type="float">
            <text:p>305315000</text:p>
          </table:table-cell>
          <table:table-cell office:value-type="string" calcext:value-type="string">
            <text:p>Lao People's Democratic Republic</text:p>
          </table:table-cell>
          <table:table-cell/>
        </table:table-row>
        <table:table-row table:style-name="ro1">
          <table:table-cell office:value-type="float" office:value="305330000" calcext:value-type="float">
            <text:p>305330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33000" calcext:value-type="float">
            <text:p>305333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float" office:value="305364000" calcext:value-type="float">
            <text:p>305364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305381000" calcext:value-type="float">
            <text:p>305381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384000" calcext:value-type="float">
            <text:p>305384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389000" calcext:value-type="float">
            <text:p>305389000</text:p>
          </table:table-cell>
          <table:table-cell office:value-type="string" calcext:value-type="string">
            <text:p>Marshall Islands (Republic of the)</text:p>
          </table:table-cell>
          <table:table-cell/>
        </table:table-row>
        <table:table-row table:style-name="ro1">
          <table:table-cell office:value-type="float" office:value="305444000" calcext:value-type="float">
            <text:p>305444000</text:p>
          </table:table-cell>
          <table:table-cell office:value-type="string" calcext:value-type="string">
            <text:p>Nauru (Republic of)</text:p>
          </table:table-cell>
          <table:table-cell/>
        </table:table-row>
        <table:table-row table:style-name="ro1">
          <table:table-cell office:value-type="float" office:value="305486000" calcext:value-type="float">
            <text:p>305486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305555000" calcext:value-type="float">
            <text:p>305555000</text:p>
          </table:table-cell>
          <table:table-cell office:value-type="string" calcext:value-type="string">
            <text:p>Pitcairn Island</text:p>
          </table:table-cell>
          <table:table-cell/>
        </table:table-row>
        <table:table-row table:style-name="ro1">
          <table:table-cell office:value-type="float" office:value="305573000" calcext:value-type="float">
            <text:p>305573000</text:p>
          </table:table-cell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 office:value-type="float" office:value="305590000" calcext:value-type="float">
            <text:p>305590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594000" calcext:value-type="float">
            <text:p>305594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599000" calcext:value-type="float">
            <text:p>305599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305612000" calcext:value-type="float">
            <text:p>305612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305616000" calcext:value-type="float">
            <text:p>305616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305631000" calcext:value-type="float">
            <text:p>305631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33000" calcext:value-type="float">
            <text:p>30563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39000" calcext:value-type="float">
            <text:p>30563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48000" calcext:value-type="float">
            <text:p>305648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2000" calcext:value-type="float">
            <text:p>305652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3000" calcext:value-type="float">
            <text:p>305653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59000" calcext:value-type="float">
            <text:p>305659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05671000" calcext:value-type="float">
            <text:p>305671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2000" calcext:value-type="float">
            <text:p>305672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4000" calcext:value-type="float">
            <text:p>305674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6000" calcext:value-type="float">
            <text:p>305676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7000" calcext:value-type="float">
            <text:p>305677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679000" calcext:value-type="float">
            <text:p>305679000</text:p>
          </table:table-cell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float" office:value="305706000" calcext:value-type="float">
            <text:p>305706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305709000" calcext:value-type="float">
            <text:p>305709000</text:p>
          </table:table-cell>
          <table:table-cell office:value-type="string" calcext:value-type="string">
            <text:p>Tonga (Kingdom of)</text:p>
          </table:table-cell>
          <table:table-cell/>
        </table:table-row>
        <table:table-row table:style-name="ro1">
          <table:table-cell office:value-type="float" office:value="305729000" calcext:value-type="float">
            <text:p>305729000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float" office:value="305740000" calcext:value-type="float">
            <text:p>305740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305760000" calcext:value-type="float">
            <text:p>305760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305767000" calcext:value-type="float">
            <text:p>305767000</text:p>
          </table:table-cell>
          <table:table-cell office:value-type="string" calcext:value-type="string">
            <text:p>Vanuatu (Republic of)</text:p>
          </table:table-cell>
          <table:table-cell/>
        </table:table-row>
        <table:table-row table:style-name="ro1">
          <table:table-cell office:value-type="float" office:value="305781000" calcext:value-type="float">
            <text:p>305781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305786000" calcext:value-type="float">
            <text:p>305786000</text:p>
          </table:table-cell>
          <table:table-cell office:value-type="string" calcext:value-type="string">
            <text:p>Wallis and Futuna Islands</text:p>
          </table:table-cell>
          <table:table-cell/>
        </table:table-row>
        <table:table-row table:style-name="ro1">
          <table:table-cell office:value-type="float" office:value="306039000" calcext:value-type="float">
            <text:p>306039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306051000" calcext:value-type="float">
            <text:p>306051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306083000" calcext:value-type="float">
            <text:p>306083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306095000" calcext:value-type="float">
            <text:p>306095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306096000" calcext:value-type="float">
            <text:p>30609600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306157000" calcext:value-type="float">
            <text:p>306157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306354000" calcext:value-type="float">
            <text:p>306354000</text:p>
          </table:table-cell>
          <table:table-cell office:value-type="string" calcext:value-type="string">
            <text:p>Kerguelen Islands</text:p>
          </table:table-cell>
          <table:table-cell/>
        </table:table-row>
        <table:table-row table:style-name="ro1">
          <table:table-cell office:value-type="float" office:value="306451000" calcext:value-type="float">
            <text:p>306451000</text:p>
          </table:table-cell>
          <table:table-cell office:value-type="string" calcext:value-type="string">
            <text:p>Mauritius (Republic of)</text:p>
          </table:table-cell>
          <table:table-cell/>
        </table:table-row>
        <table:table-row table:style-name="ro1">
          <table:table-cell office:value-type="float" office:value="306777000" calcext:value-type="float">
            <text:p>306777000</text:p>
          </table:table-cell>
          <table:table-cell office:value-type="string" calcext:value-type="string">
            <text:p>Tanzania (United Republic of)</text:p>
          </table:table-cell>
          <table:table-cell/>
        </table:table-row>
        <table:table-row table:style-name="ro1">
          <table:table-cell office:value-type="float" office:value="312092000" calcext:value-type="float">
            <text:p>312092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12256000" calcext:value-type="float">
            <text:p>312256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12404000" calcext:value-type="float">
            <text:p>312404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12710000" calcext:value-type="float">
            <text:p>31271000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314011000" calcext:value-type="float">
            <text:p>314011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014000" calcext:value-type="float">
            <text:p>31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019000" calcext:value-type="float">
            <text:p>314019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314179000" calcext:value-type="float">
            <text:p>314179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314192000" calcext:value-type="float">
            <text:p>314192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193000" calcext:value-type="float">
            <text:p>314193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194000" calcext:value-type="float">
            <text:p>314194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14220000" calcext:value-type="float">
            <text:p>314220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14222000" calcext:value-type="float">
            <text:p>314222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314237000" calcext:value-type="float">
            <text:p>314237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314251000" calcext:value-type="float">
            <text:p>314251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5000" calcext:value-type="float">
            <text:p>314255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7000" calcext:value-type="float">
            <text:p>314257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258000" calcext:value-type="float">
            <text:p>314258000</text:p>
          </table:table-cell>
          <table:table-cell office:value-type="string" calcext:value-type="string">
            <text:p>Iraq (Republic of)</text:p>
          </table:table-cell>
          <table:table-cell/>
        </table:table-row>
        <table:table-row table:style-name="ro1">
          <table:table-cell office:value-type="float" office:value="314311000" calcext:value-type="float">
            <text:p>314311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14415000" calcext:value-type="float">
            <text:p>314415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6000" calcext:value-type="float">
            <text:p>314416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7000" calcext:value-type="float">
            <text:p>314417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14418000" calcext:value-type="float">
            <text:p>314418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25448000" calcext:value-type="float">
            <text:p>325448000</text:p>
          </table:table-cell>
          <table:table-cell office:value-type="string" calcext:value-type="string">
            <text:p>Nauru (Republic of)</text:p>
          </table:table-cell>
          <table:table-cell/>
        </table:table-row>
        <table:table-row table:style-name="ro1">
          <table:table-cell office:value-type="float" office:value="352039000" calcext:value-type="float">
            <text:p>35203900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float" office:value="352090000" calcext:value-type="float">
            <text:p>352090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52105000" calcext:value-type="float">
            <text:p>35210500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352135000" calcext:value-type="float">
            <text:p>352135000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float" office:value="352147000" calcext:value-type="float">
            <text:p>352147000</text:p>
          </table:table-cell>
          <table:table-cell office:value-type="string" calcext:value-type="string">
            <text:p>Moldova (Republic of)</text:p>
          </table:table-cell>
          <table:table-cell/>
        </table:table-row>
        <table:table-row table:style-name="ro1">
          <table:table-cell office:value-type="float" office:value="352168000" calcext:value-type="float">
            <text:p>352168000</text:p>
          </table:table-cell>
          <table:table-cell office:value-type="string" calcext:value-type="string">
            <text:p>Armenia (Republic of)</text:p>
          </table:table-cell>
          <table:table-cell/>
        </table:table-row>
        <table:table-row table:style-name="ro1">
          <table:table-cell office:value-type="float" office:value="352254000" calcext:value-type="float">
            <text:p>352254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52255000" calcext:value-type="float">
            <text:p>352255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52328000" calcext:value-type="float">
            <text:p>35232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52349000" calcext:value-type="float">
            <text:p>352349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52388000" calcext:value-type="float">
            <text:p>352388000</text:p>
          </table:table-cell>
          <table:table-cell office:value-type="string" calcext:value-type="string">
            <text:p>Croatia (Republic of)</text:p>
          </table:table-cell>
          <table:table-cell/>
        </table:table-row>
        <table:table-row table:style-name="ro1">
          <table:table-cell office:value-type="float" office:value="352417000" calcext:value-type="float">
            <text:p>352417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52422000" calcext:value-type="float">
            <text:p>352422000</text:p>
          </table:table-cell>
          <table:table-cell office:value-type="string" calcext:value-type="string">
            <text:p>Morocco (Kingdom of)</text:p>
          </table:table-cell>
          <table:table-cell/>
        </table:table-row>
        <table:table-row table:style-name="ro1">
          <table:table-cell office:value-type="float" office:value="352451000" calcext:value-type="float">
            <text:p>352451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352506000" calcext:value-type="float">
            <text:p>35250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352517000" calcext:value-type="float">
            <text:p>352517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52586000" calcext:value-type="float">
            <text:p>352586000</text:p>
          </table:table-cell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float" office:value="352630000" calcext:value-type="float">
            <text:p>352630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352639000" calcext:value-type="float">
            <text:p>352639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352651000" calcext:value-type="float">
            <text:p>35265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52663000" calcext:value-type="float">
            <text:p>352663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52745000" calcext:value-type="float">
            <text:p>352745000</text:p>
          </table:table-cell>
          <table:table-cell office:value-type="string" calcext:value-type="string">
            <text:p>The Former Yugoslav Republic of Macedonia</text:p>
          </table:table-cell>
          <table:table-cell/>
        </table:table-row>
        <table:table-row table:style-name="ro1">
          <table:table-cell office:value-type="float" office:value="352757000" calcext:value-type="float">
            <text:p>352757000</text:p>
          </table:table-cell>
          <table:table-cell office:value-type="string" calcext:value-type="string">
            <text:p>Latvia (Republic of)</text:p>
          </table:table-cell>
          <table:table-cell/>
        </table:table-row>
        <table:table-row table:style-name="ro1">
          <table:table-cell office:value-type="float" office:value="352789000" calcext:value-type="float">
            <text:p>352789000</text:p>
          </table:table-cell>
          <table:table-cell office:value-type="string" calcext:value-type="string">
            <text:p>Slovenia (Republic of)</text:p>
          </table:table-cell>
          <table:table-cell/>
        </table:table-row>
        <table:table-row table:style-name="ro1">
          <table:table-cell office:value-type="float" office:value="353039000" calcext:value-type="float">
            <text:p>353039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353047000" calcext:value-type="float">
            <text:p>35304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53071000" calcext:value-type="float">
            <text:p>353071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353083000" calcext:value-type="float">
            <text:p>353083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53086000" calcext:value-type="float">
            <text:p>353086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53100000" calcext:value-type="float">
            <text:p>353100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53500000" calcext:value-type="float">
            <text:p>353500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53502000" calcext:value-type="float">
            <text:p>353502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53514000" calcext:value-type="float">
            <text:p>353514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48000" calcext:value-type="float">
            <text:p>353548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551000" calcext:value-type="float">
            <text:p>353551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53627000" calcext:value-type="float">
            <text:p>353627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353642000" calcext:value-type="float">
            <text:p>353642000</text:p>
          </table:table-cell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float" office:value="353719000" calcext:value-type="float">
            <text:p>353719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53764000" calcext:value-type="float">
            <text:p>353764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54123000" calcext:value-type="float">
            <text:p>354123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28000" calcext:value-type="float">
            <text:p>354128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33000" calcext:value-type="float">
            <text:p>354133000</text:p>
          </table:table-cell>
          <table:table-cell office:value-type="string" calcext:value-type="string">
            <text:p>China (People's Republic of)</text:p>
          </table:table-cell>
          <table:table-cell/>
        </table:table-row>
        <table:table-row table:style-name="ro1">
          <table:table-cell office:value-type="float" office:value="354170000" calcext:value-type="float">
            <text:p>354170000</text:p>
          </table:table-cell>
          <table:table-cell office:value-type="string" calcext:value-type="string">
            <text:p>Sri Lanka (Democratic Socialist Republic of)</text:p>
          </table:table-cell>
          <table:table-cell/>
        </table:table-row>
        <table:table-row table:style-name="ro1">
          <table:table-cell office:value-type="float" office:value="354190000" calcext:value-type="float">
            <text:p>354190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54315000" calcext:value-type="float">
            <text:p>354315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54340000" calcext:value-type="float">
            <text:p>354340000</text:p>
          </table:table-cell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float" office:value="354360000" calcext:value-type="float">
            <text:p>354360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354408000" calcext:value-type="float">
            <text:p>354408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54410000" calcext:value-type="float">
            <text:p>354410000</text:p>
          </table:table-cell>
          <table:table-cell office:value-type="string" calcext:value-type="string">
            <text:p>Korea (Republic of)</text:p>
          </table:table-cell>
          <table:table-cell/>
        </table:table-row>
        <table:table-row table:style-name="ro1">
          <table:table-cell office:value-type="float" office:value="354504000" calcext:value-type="float">
            <text:p>354504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54505000" calcext:value-type="float">
            <text:p>354505000</text:p>
          </table:table-cell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float" office:value="354532000" calcext:value-type="float">
            <text:p>354532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354537000" calcext:value-type="float">
            <text:p>354537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354556000" calcext:value-type="float">
            <text:p>354556000</text:p>
          </table:table-cell>
          <table:table-cell office:value-type="string" calcext:value-type="string">
            <text:p>Maldives (Republic of)</text:p>
          </table:table-cell>
          <table:table-cell/>
        </table:table-row>
        <table:table-row table:style-name="ro1">
          <table:table-cell office:value-type="float" office:value="354751000" calcext:value-type="float">
            <text:p>354751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354780000" calcext:value-type="float">
            <text:p>354780000</text:p>
          </table:table-cell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float" office:value="355016000" calcext:value-type="float">
            <text:p>355016000</text:p>
          </table:table-cell>
          <table:table-cell office:value-type="string" calcext:value-type="string">
            <text:p>Adelie Land</text:p>
          </table:table-cell>
          <table:table-cell/>
        </table:table-row>
        <table:table-row table:style-name="ro1">
          <table:table-cell office:value-type="float" office:value="355031000" calcext:value-type="float">
            <text:p>355031000</text:p>
          </table:table-cell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float" office:value="355140000" calcext:value-type="float">
            <text:p>355140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2000" calcext:value-type="float">
            <text:p>355142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6000" calcext:value-type="float">
            <text:p>355146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148000" calcext:value-type="float">
            <text:p>355148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355209000" calcext:value-type="float">
            <text:p>355209000</text:p>
          </table:table-cell>
          <table:table-cell office:value-type="string" calcext:value-type="string">
            <text:p>Fiji (Republic of)</text:p>
          </table:table-cell>
          <table:table-cell/>
        </table:table-row>
        <table:table-row table:style-name="ro1">
          <table:table-cell office:value-type="float" office:value="355294000" calcext:value-type="float">
            <text:p>355294000</text:p>
          </table:table-cell>
          <table:table-cell office:value-type="string" calcext:value-type="string">
            <text:p>Kiribati (Republic of)</text:p>
          </table:table-cell>
          <table:table-cell/>
        </table:table-row>
        <table:table-row table:style-name="ro1">
          <table:table-cell office:value-type="float" office:value="355363000" calcext:value-type="float">
            <text:p>355363000</text:p>
          </table:table-cell>
          <table:table-cell office:value-type="string" calcext:value-type="string">
            <text:p>Northern Mariana Islands (Commonwealth of the)</text:p>
          </table:table-cell>
          <table:table-cell/>
        </table:table-row>
        <table:table-row table:style-name="ro1">
          <table:table-cell office:value-type="float" office:value="355420000" calcext:value-type="float">
            <text:p>355420000</text:p>
          </table:table-cell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float" office:value="355654000" calcext:value-type="float">
            <text:p>355654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55655000" calcext:value-type="float">
            <text:p>355655000</text:p>
          </table:table-cell>
          <table:table-cell office:value-type="string" calcext:value-type="string">
            <text:p>Singapore (Republic of)</text:p>
          </table:table-cell>
          <table:table-cell/>
        </table:table-row>
        <table:table-row table:style-name="ro1">
          <table:table-cell office:value-type="float" office:value="356013000" calcext:value-type="float">
            <text:p>356013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356059000" calcext:value-type="float">
            <text:p>356059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356071000" calcext:value-type="float">
            <text:p>356071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356073000" calcext:value-type="float">
            <text:p>356073000</text:p>
          </table:table-cell>
          <table:table-cell office:value-type="string" calcext:value-type="string">
            <text:p>Saint Paul and Amsterdam Islands</text:p>
          </table:table-cell>
          <table:table-cell/>
        </table:table-row>
        <table:table-row table:style-name="ro1">
          <table:table-cell office:value-type="float" office:value="356101000" calcext:value-type="float">
            <text:p>356101000</text:p>
          </table:table-cell>
          <table:table-cell office:value-type="string" calcext:value-type="string">
            <text:p>Benin (Republic of)</text:p>
          </table:table-cell>
          <table:table-cell/>
        </table:table-row>
        <table:table-row table:style-name="ro1">
          <table:table-cell office:value-type="float" office:value="356159000" calcext:value-type="float">
            <text:p>356159000</text:p>
          </table:table-cell>
          <table:table-cell office:value-type="string" calcext:value-type="string">
            <text:p>Congo (Republic of the)</text:p>
          </table:table-cell>
          <table:table-cell/>
        </table:table-row>
        <table:table-row table:style-name="ro1">
          <table:table-cell office:value-type="float" office:value="356187000" calcext:value-type="float">
            <text:p>356187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356303000" calcext:value-type="float">
            <text:p>356303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356307000" calcext:value-type="float">
            <text:p>356307000</text:p>
          </table:table-cell>
          <table:table-cell office:value-type="string" calcext:value-type="string">
            <text:p>Guinea-Bissau (Republic of)</text:p>
          </table:table-cell>
          <table:table-cell/>
        </table:table-row>
        <table:table-row table:style-name="ro1">
          <table:table-cell office:value-type="float" office:value="356330000" calcext:value-type="float">
            <text:p>356330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356340000" calcext:value-type="float">
            <text:p>356340000</text:p>
          </table:table-cell>
          <table:table-cell office:value-type="string" calcext:value-type="string">
            <text:p>Kenya (Republic of)</text:p>
          </table:table-cell>
          <table:table-cell/>
        </table:table-row>
        <table:table-row table:style-name="ro1">
          <table:table-cell office:value-type="float" office:value="356370000" calcext:value-type="float">
            <text:p>356370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356425000" calcext:value-type="float">
            <text:p>356425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356470000" calcext:value-type="float">
            <text:p>356470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472000" calcext:value-type="float">
            <text:p>356472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473000" calcext:value-type="float">
            <text:p>356473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356555000" calcext:value-type="float">
            <text:p>356555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56599000" calcext:value-type="float">
            <text:p>356599000</text:p>
          </table:table-cell>
          <table:table-cell office:value-type="string" calcext:value-type="string">
            <text:p>Namibia (Republic of)</text:p>
          </table:table-cell>
          <table:table-cell/>
        </table:table-row>
        <table:table-row table:style-name="ro1">
          <table:table-cell office:value-type="float" office:value="356615000" calcext:value-type="float">
            <text:p>356615000</text:p>
          </table:table-cell>
          <table:table-cell office:value-type="string" calcext:value-type="string">
            <text:p>Rwanda (Republic of)</text:p>
          </table:table-cell>
          <table:table-cell/>
        </table:table-row>
        <table:table-row table:style-name="ro1">
          <table:table-cell office:value-type="float" office:value="356672000" calcext:value-type="float">
            <text:p>356672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673000" calcext:value-type="float">
            <text:p>356673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679000" calcext:value-type="float">
            <text:p>356679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356704000" calcext:value-type="float">
            <text:p>356704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356757000" calcext:value-type="float">
            <text:p>356757000</text:p>
          </table:table-cell>
          <table:table-cell office:value-type="string" calcext:value-type="string">
            <text:p>Uganda (Republic of)</text:p>
          </table:table-cell>
          <table:table-cell/>
        </table:table-row>
        <table:table-row table:style-name="ro1">
          <table:table-cell office:value-type="float" office:value="356760000" calcext:value-type="float">
            <text:p>356760000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float" office:value="356781000" calcext:value-type="float">
            <text:p>356781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357015000" calcext:value-type="float">
            <text:p>3570150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357100000" calcext:value-type="float">
            <text:p>3571000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357351000" calcext:value-type="float">
            <text:p>357351000</text:p>
          </table:table-cell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float" office:value="357403000" calcext:value-type="float">
            <text:p>357403000</text:p>
          </table:table-cell>
          <table:table-cell office:value-type="string" calcext:value-type="string">
            <text:p>Falkland Islands (Malvinas)</text:p>
          </table:table-cell>
          <table:table-cell/>
        </table:table-row>
        <table:table-row table:style-name="ro1">
          <table:table-cell office:value-type="float" office:value="357759000" calcext:value-type="float">
            <text:p>357759000</text:p>
          </table:table-cell>
          <table:table-cell office:value-type="string" calcext:value-type="string">
            <text:p>Venezuela (Bolivarian Republic of)</text:p>
          </table:table-cell>
          <table:table-cell/>
        </table:table-row>
        <table:table-row table:style-name="ro1">
          <table:table-cell office:value-type="float" office:value="367606000" calcext:value-type="float">
            <text:p>3676060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372016000" calcext:value-type="float">
            <text:p>372016000</text:p>
          </table:table-cell>
          <table:table-cell office:value-type="string" calcext:value-type="string">
            <text:p>Albania (Republic of)</text:p>
          </table:table-cell>
          <table:table-cell/>
        </table:table-row>
        <table:table-row table:style-name="ro1">
          <table:table-cell office:value-type="float" office:value="372031000" calcext:value-type="float">
            <text:p>37203100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float" office:value="372051000" calcext:value-type="float">
            <text:p>372051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372054000" calcext:value-type="float">
            <text:p>372054000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float" office:value="372063000" calcext:value-type="float">
            <text:p>372063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372070000" calcext:value-type="float">
            <text:p>372070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372071000" calcext:value-type="float">
            <text:p>372071000</text:p>
          </table:table-cell>
          <table:table-cell office:value-type="string" calcext:value-type="string">
            <text:p>Bulgaria (Republic of)</text:p>
          </table:table-cell>
          <table:table-cell/>
        </table:table-row>
        <table:table-row table:style-name="ro1">
          <table:table-cell office:value-type="float" office:value="372112000" calcext:value-type="float">
            <text:p>372112000</text:p>
          </table:table-cell>
          <table:table-cell office:value-type="string" calcext:value-type="string">
            <text:p>Germany (Federal Republic of)</text:p>
          </table:table-cell>
          <table:table-cell/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372268000" calcext:value-type="float">
            <text:p>372268000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372309000" calcext:value-type="float">
            <text:p>372309000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float" office:value="372319000" calcext:value-type="float">
            <text:p>372319000</text:p>
          </table:table-cell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 office:value-type="float" office:value="372348000" calcext:value-type="float">
            <text:p>372348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72352000" calcext:value-type="float">
            <text:p>372352000</text:p>
          </table:table-cell>
          <table:table-cell office:value-type="string" calcext:value-type="string">
            <text:p>United Kingdom of Great Britain and Northern Ireland</text:p>
          </table:table-cell>
          <table:table-cell/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float" office:value="372447000" calcext:value-type="float">
            <text:p>372447000</text:p>
          </table:table-cell>
          <table:table-cell office:value-type="string" calcext:value-type="string">
            <text:p>Netherlands (Kingdom of the)</text:p>
          </table:table-cell>
          <table:table-cell/>
        </table:table-row>
        <table:table-row table:style-name="ro1">
          <table:table-cell office:value-type="float" office:value="372480000" calcext:value-type="float">
            <text:p>372480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483000" calcext:value-type="float">
            <text:p>372483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491000" calcext:value-type="float">
            <text:p>372491000</text:p>
          </table:table-cell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float" office:value="372506000" calcext:value-type="float">
            <text:p>372506000</text:p>
          </table:table-cell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float" office:value="372512000" calcext:value-type="float">
            <text:p>372512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72516000" calcext:value-type="float">
            <text:p>372516000</text:p>
          </table:table-cell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float" office:value="372530000" calcext:value-type="float">
            <text:p>372530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372531000" calcext:value-type="float">
            <text:p>372531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372548000" calcext:value-type="float">
            <text:p>372548000</text:p>
          </table:table-cell>
          <table:table-cell office:value-type="string" calcext:value-type="string">
            <text:p>Monaco (Principality of)</text:p>
          </table:table-cell>
          <table:table-cell/>
        </table:table-row>
        <table:table-row table:style-name="ro1">
          <table:table-cell office:value-type="float" office:value="372662000" calcext:value-type="float">
            <text:p>372662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372723000" calcext:value-type="float">
            <text:p>372723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372727000" calcext:value-type="float">
            <text:p>372727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372744000" calcext:value-type="float">
            <text:p>372744000</text:p>
          </table:table-cell>
          <table:table-cell office:value-type="string" calcext:value-type="string">
            <text:p>The Former Yugoslav Republic of Macedonia</text:p>
          </table:table-cell>
          <table:table-cell/>
        </table:table-row>
        <table:table-row table:style-name="ro1">
          <table:table-cell office:value-type="float" office:value="372777000" calcext:value-type="float">
            <text:p>372777000</text:p>
          </table:table-cell>
          <table:table-cell office:value-type="string" calcext:value-type="string">
            <text:p>Lithuania (Republic of)</text:p>
          </table:table-cell>
          <table:table-cell/>
        </table:table-row>
        <table:table-row table:style-name="ro1">
          <table:table-cell office:value-type="float" office:value="373035000" calcext:value-type="float">
            <text:p>373035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373043000" calcext:value-type="float">
            <text:p>373043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57000" calcext:value-type="float">
            <text:p>373057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59000" calcext:value-type="float">
            <text:p>373059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373090000" calcext:value-type="float">
            <text:p>373090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373106000" calcext:value-type="float">
            <text:p>373106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373124000" calcext:value-type="float">
            <text:p>373124000</text:p>
          </table:table-cell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float" office:value="373140000" calcext:value-type="float">
            <text:p>373140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373162000" calcext:value-type="float">
            <text:p>373162000</text:p>
          </table:table-cell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float" office:value="373219000" calcext:value-type="float">
            <text:p>373219000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float" office:value="373231000" calcext:value-type="float">
            <text:p>373231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373365000" calcext:value-type="float">
            <text:p>373365000</text:p>
          </table:table-cell>
          <table:table-cell office:value-type="string" calcext:value-type="string">
            <text:p>Haiti (Republic of)</text:p>
          </table:table-cell>
          <table:table-cell/>
        </table:table-row>
        <table:table-row table:style-name="ro1">
          <table:table-cell office:value-type="float" office:value="373383000" calcext:value-type="float">
            <text:p>373383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398000" calcext:value-type="float">
            <text:p>373398000</text:p>
          </table:table-cell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float" office:value="373481000" calcext:value-type="float">
            <text:p>373481000</text:p>
          </table:table-cell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float" office:value="373508000" calcext:value-type="float">
            <text:p>373508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373517000" calcext:value-type="float">
            <text:p>373517000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373553000" calcext:value-type="float">
            <text:p>37355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55000" calcext:value-type="float">
            <text:p>373555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70000" calcext:value-type="float">
            <text:p>37357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73590000" calcext:value-type="float">
            <text:p>373590000</text:p>
          </table:table-cell>
          <table:table-cell office:value-type="string" calcext:value-type="string">
            <text:p>El Salvador (Republic of)</text:p>
          </table:table-cell>
          <table:table-cell/>
        </table:table-row>
        <table:table-row table:style-name="ro1">
          <table:table-cell office:value-type="float" office:value="373598000" calcext:value-type="float">
            <text:p>373598000</text:p>
          </table:table-cell>
          <table:table-cell office:value-type="string" calcext:value-type="string">
            <text:p>El Salvador (Republic of)</text:p>
          </table:table-cell>
          <table:table-cell/>
        </table:table-row>
        <table:table-row table:style-name="ro1">
          <table:table-cell office:value-type="float" office:value="373627000" calcext:value-type="float">
            <text:p>373627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373665000" calcext:value-type="float">
            <text:p>373665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67000" calcext:value-type="float">
            <text:p>373667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74000" calcext:value-type="float">
            <text:p>373674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681000" calcext:value-type="float">
            <text:p>373681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373765000" calcext:value-type="float">
            <text:p>373765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374101000" calcext:value-type="float">
            <text:p>374101000</text:p>
          </table:table-cell>
          <table:table-cell office:value-type="string" calcext:value-type="string">
            <text:p>Bhutan (Kingdom of)</text:p>
          </table:table-cell>
          <table:table-cell/>
        </table:table-row>
        <table:table-row table:style-name="ro1">
          <table:table-cell office:value-type="float" office:value="374196000" calcext:value-type="float">
            <text:p>374196000</text:p>
          </table:table-cell>
          <table:table-cell office:value-type="string" calcext:value-type="string">
            <text:p>India (Republic of)</text:p>
          </table:table-cell>
          <table:table-cell/>
        </table:table-row>
        <table:table-row table:style-name="ro1">
          <table:table-cell office:value-type="float" office:value="374281000" calcext:value-type="float">
            <text:p>374281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374286000" calcext:value-type="float">
            <text:p>374286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374322000" calcext:value-type="float">
            <text:p>374322000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74369000" calcext:value-type="float">
            <text:p>374369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374681000" calcext:value-type="float">
            <text:p>374681000</text:p>
          </table:table-cell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float" office:value="375254000" calcext:value-type="float">
            <text:p>375254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375532000" calcext:value-type="float">
            <text:p>375532000</text:p>
          </table:table-cell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office:value-type="float" office:value="375746000" calcext:value-type="float">
            <text:p>375746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376121000" calcext:value-type="float">
            <text:p>376121000</text:p>
          </table:table-cell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 office:value-type="float" office:value="376317000" calcext:value-type="float">
            <text:p>376317000</text:p>
          </table:table-cell>
          <table:table-cell office:value-type="string" calcext:value-type="string">
            <text:p>Equatorial Guinea (Republic of)</text:p>
          </table:table-cell>
          <table:table-cell/>
        </table:table-row>
        <table:table-row table:style-name="ro1">
          <table:table-cell office:value-type="float" office:value="376553000" calcext:value-type="float">
            <text:p>376553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76556000" calcext:value-type="float">
            <text:p>376556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376783000" calcext:value-type="float">
            <text:p>376783000</text:p>
          </table:table-cell>
          <table:table-cell office:value-type="string" calcext:value-type="string">
            <text:p>Zambia (Republic of)</text:p>
          </table:table-cell>
          <table:table-cell/>
        </table:table-row>
        <table:table-row table:style-name="ro1">
          <table:table-cell office:value-type="float" office:value="377552000" calcext:value-type="float">
            <text:p>377552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03505000" calcext:value-type="float">
            <text:p>403505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403508000" calcext:value-type="float">
            <text:p>403508000</text:p>
          </table:table-cell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float" office:value="403521001" calcext:value-type="float">
            <text:p>403521001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403531001" calcext:value-type="float">
            <text:p>403531001</text:p>
          </table:table-cell>
          <table:table-cell office:value-type="string" calcext:value-type="string">
            <text:p>Panama (Republic of)</text:p>
          </table:table-cell>
          <table:table-cell/>
        </table:table-row>
        <table:table-row table:style-name="ro1">
          <table:table-cell office:value-type="float" office:value="412069000" calcext:value-type="float">
            <text:p>412069000</text:p>
          </table:table-cell>
          <table:table-cell office:value-type="string" calcext:value-type="string">
            <text:p>Belarus (Republic of)</text:p>
          </table:table-cell>
          <table:table-cell/>
        </table:table-row>
        <table:table-row table:style-name="ro1">
          <table:table-cell office:value-type="float" office:value="412534000" calcext:value-type="float">
            <text:p>412534000</text:p>
          </table:table-cell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float" office:value="413089000" calcext:value-type="float">
            <text:p>41308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413119000" calcext:value-type="float">
            <text:p>413119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413478240" calcext:value-type="float">
            <text:p>413478240</text:p>
          </table:table-cell>
          <table:table-cell office:value-type="string" calcext:value-type="string">
            <text:p>Martinique (French Department of)</text:p>
          </table:table-cell>
          <table:table-cell/>
        </table:table-row>
        <table:table-row table:style-name="ro1">
          <table:table-cell office:value-type="float" office:value="413770000" calcext:value-type="float">
            <text:p>413770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414778000" calcext:value-type="float">
            <text:p>414778000</text:p>
          </table:table-cell>
          <table:table-cell office:value-type="string" calcext:value-type="string">
            <text:p>Hong Kong (Special Administrative Region of China)</text:p>
          </table:table-cell>
          <table:table-cell/>
        </table:table-row>
        <table:table-row table:style-name="ro1">
          <table:table-cell office:value-type="float" office:value="416497000" calcext:value-type="float">
            <text:p>416497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432624000" calcext:value-type="float">
            <text:p>432624000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float" office:value="432633000" calcext:value-type="float">
            <text:p>432633000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float" office:value="432651000" calcext:value-type="float">
            <text:p>432651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664000" calcext:value-type="float">
            <text:p>432664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665000" calcext:value-type="float">
            <text:p>432665000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float" office:value="432716000" calcext:value-type="float">
            <text:p>432716000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432722000" calcext:value-type="float">
            <text:p>432722000</text:p>
          </table:table-cell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float" office:value="477013400" calcext:value-type="float">
            <text:p>4770134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6300" calcext:value-type="float">
            <text:p>4770163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7600" calcext:value-type="float">
            <text:p>4770176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017900" calcext:value-type="float">
            <text:p>477017900</text:p>
          </table:table-cell>
          <table:table-cell office:value-type="string" calcext:value-type="string">
            <text:p>Argentine Republic</text:p>
          </table:table-cell>
          <table:table-cell/>
        </table:table-row>
        <table:table-row table:style-name="ro1">
          <table:table-cell office:value-type="float" office:value="477102800" calcext:value-type="float">
            <text:p>4771028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105600" calcext:value-type="float">
            <text:p>4771056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108100" calcext:value-type="float">
            <text:p>4771081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477203100" calcext:value-type="float">
            <text:p>4772031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477207100" calcext:value-type="float">
            <text:p>477207100</text:p>
          </table:table-cell>
          <table:table-cell office:value-type="string" calcext:value-type="string">
            <text:p>Bolivia (Plurinational State of)</text:p>
          </table:table-cell>
          <table:table-cell/>
        </table:table-row>
        <table:table-row table:style-name="ro1">
          <table:table-cell office:value-type="float" office:value="477300300" calcext:value-type="float">
            <text:p>4773003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0600" calcext:value-type="float">
            <text:p>4773006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0800" calcext:value-type="float">
            <text:p>4773008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305900" calcext:value-type="float">
            <text:p>477305900</text:p>
          </table:table-cell>
          <table:table-cell office:value-type="string" calcext:value-type="string">
            <text:p>Colombia (Republic of)</text:p>
          </table:table-cell>
          <table:table-cell/>
        </table:table-row>
        <table:table-row table:style-name="ro1">
          <table:table-cell office:value-type="float" office:value="477454100" calcext:value-type="float">
            <text:p>477454100</text:p>
          </table:table-cell>
          <table:table-cell office:value-type="string" calcext:value-type="string">
            <text:p>Guiana (French Department of)</text:p>
          </table:table-cell>
          <table:table-cell/>
        </table:table-row>
        <table:table-row table:style-name="ro1">
          <table:table-cell office:value-type="float" office:value="477550400" calcext:value-type="float">
            <text:p>4775504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558000" calcext:value-type="float">
            <text:p>4775580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559900" calcext:value-type="float">
            <text:p>477559900</text:p>
          </table:table-cell>
          <table:table-cell office:value-type="string" calcext:value-type="string">
            <text:p>Paraguay (Republic of)</text:p>
          </table:table-cell>
          <table:table-cell/>
        </table:table-row>
        <table:table-row table:style-name="ro1">
          <table:table-cell office:value-type="float" office:value="477607600" calcext:value-type="float">
            <text:p>477607600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float" office:value="477652300" calcext:value-type="float">
            <text:p>4776523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477652600" calcext:value-type="float">
            <text:p>4776526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477657600" calcext:value-type="float">
            <text:p>477657600</text:p>
          </table:table-cell>
          <table:table-cell office:value-type="string" calcext:value-type="string">
            <text:p>Suriname (Republic of)</text:p>
          </table:table-cell>
          <table:table-cell/>
        </table:table-row>
        <table:table-row table:style-name="ro1">
          <table:table-cell office:value-type="float" office:value="563018710" calcext:value-type="float">
            <text:p>563018710</text:p>
          </table:table-cell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float" office:value="563019000" calcext:value-type="float">
            <text:p>563019000</text:p>
          </table:table-cell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float" office:value="563033000" calcext:value-type="float">
            <text:p>563033000</text:p>
          </table:table-cell>
          <table:table-cell office:value-type="string" calcext:value-type="string">
            <text:p>Alaska (State of)</text:p>
          </table:table-cell>
          <table:table-cell/>
        </table:table-row>
        <table:table-row table:style-name="ro1">
          <table:table-cell office:value-type="float" office:value="563052000" calcext:value-type="float">
            <text:p>563052000</text:p>
          </table:table-cell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 office:value-type="float" office:value="563068000" calcext:value-type="float">
            <text:p>563068000</text:p>
          </table:table-cell>
          <table:table-cell office:value-type="string" calcext:value-type="string">
            <text:p>Netherlands Antilles</text:p>
          </table:table-cell>
          <table:table-cell/>
        </table:table-row>
        <table:table-row table:style-name="ro1">
          <table:table-cell office:value-type="float" office:value="563077000" calcext:value-type="float">
            <text:p>563077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563079000" calcext:value-type="float">
            <text:p>563079000</text:p>
          </table:table-cell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float" office:value="563105000" calcext:value-type="float">
            <text:p>563105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563108000" calcext:value-type="float">
            <text:p>563108000</text:p>
          </table:table-cell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 office:value-type="float" office:value="563111000" calcext:value-type="float">
            <text:p>563111000</text:p>
          </table:table-cell>
          <table:table-cell office:value-type="string" calcext:value-type="string">
            <text:p>Bahamas (Commonwealth of the)</text:p>
          </table:table-cell>
          <table:table-cell/>
        </table:table-row>
        <table:table-row table:style-name="ro1">
          <table:table-cell office:value-type="float" office:value="563143000" calcext:value-type="float">
            <text:p>563143000</text:p>
          </table:table-cell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 office:value-type="float" office:value="563231000" calcext:value-type="float">
            <text:p>563231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563234000" calcext:value-type="float">
            <text:p>563234000</text:p>
          </table:table-cell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float" office:value="563251000" calcext:value-type="float">
            <text:p>563251000</text:p>
          </table:table-cell>
          <table:table-cell office:value-type="string" calcext:value-type="string">
            <text:p>Dominica (Commonwealth of)</text:p>
          </table:table-cell>
          <table:table-cell/>
        </table:table-row>
        <table:table-row table:style-name="ro1">
          <table:table-cell office:value-type="float" office:value="563394000" calcext:value-type="float">
            <text:p>563394000</text:p>
          </table:table-cell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float" office:value="563431000" calcext:value-type="float">
            <text:p>563431000</text:p>
          </table:table-cell>
          <table:table-cell office:value-type="string" calcext:value-type="string">
            <text:p>Saint Lucia</text:p>
          </table:table-cell>
          <table:table-cell/>
        </table:table-row>
        <table:table-row table:style-name="ro1">
          <table:table-cell office:value-type="float" office:value="563458000" calcext:value-type="float">
            <text:p>563458000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563481000" calcext:value-type="float">
            <text:p>563481000</text:p>
          </table:table-cell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float" office:value="563550000" calcext:value-type="float">
            <text:p>563550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63573000" calcext:value-type="float">
            <text:p>563573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63618000" calcext:value-type="float">
            <text:p>563618000</text:p>
          </table:table-cell>
          <table:table-cell office:value-type="string" calcext:value-type="string">
            <text:p>Saint Pierre and Miquelon (Territorial Collectivity of)</text:p>
          </table:table-cell>
          <table:table-cell/>
        </table:table-row>
        <table:table-row table:style-name="ro1">
          <table:table-cell office:value-type="float" office:value="563619000" calcext:value-type="float">
            <text:p>563619000</text:p>
          </table:table-cell>
          <table:table-cell office:value-type="string" calcext:value-type="string">
            <text:p>Saint Pierre and Miquelon (Territorial Collectivity of)</text:p>
          </table:table-cell>
          <table:table-cell/>
        </table:table-row>
        <table:table-row table:style-name="ro1">
          <table:table-cell office:value-type="float" office:value="563624000" calcext:value-type="float">
            <text:p>563624000</text:p>
          </table:table-cell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float" office:value="563641000" calcext:value-type="float">
            <text:p>563641000</text:p>
          </table:table-cell>
          <table:table-cell office:value-type="string" calcext:value-type="string">
            <text:p>Turks and Caicos Islands</text:p>
          </table:table-cell>
          <table:table-cell/>
        </table:table-row>
        <table:table-row table:style-name="ro1">
          <table:table-cell office:value-type="float" office:value="563672000" calcext:value-type="float">
            <text:p>563672000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563755000" calcext:value-type="float">
            <text:p>563755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3758000" calcext:value-type="float">
            <text:p>563758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3773000" calcext:value-type="float">
            <text:p>563773000</text:p>
          </table:table-cell>
          <table:table-cell office:value-type="string" calcext:value-type="string">
            <text:p>Saint Vincent and the Grenadines</text:p>
          </table:table-cell>
          <table:table-cell/>
        </table:table-row>
        <table:table-row table:style-name="ro1">
          <table:table-cell office:value-type="float" office:value="564014000" calcext:value-type="float">
            <text:p>564014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564019000" calcext:value-type="float">
            <text:p>564019000</text:p>
          </table:table-cell>
          <table:table-cell office:value-type="string" calcext:value-type="string">
            <text:p>Afghanistan</text:p>
          </table:table-cell>
          <table:table-cell/>
        </table:table-row>
        <table:table-row table:style-name="ro1">
          <table:table-cell office:value-type="float" office:value="564037000" calcext:value-type="float">
            <text:p>564037000</text:p>
          </table:table-cell>
          <table:table-cell office:value-type="string" calcext:value-type="string">
            <text:p>Saudi Arabia (Kingdom of)</text:p>
          </table:table-cell>
          <table:table-cell/>
        </table:table-row>
        <table:table-row table:style-name="ro1">
          <table:table-cell office:value-type="float" office:value="564056000" calcext:value-type="float">
            <text:p>564056000</text:p>
          </table:table-cell>
          <table:table-cell office:value-type="string" calcext:value-type="string">
            <text:p>Bangladesh (People's Republic of)</text:p>
          </table:table-cell>
          <table:table-cell/>
        </table:table-row>
        <table:table-row table:style-name="ro1">
          <table:table-cell office:value-type="float" office:value="564220000" calcext:value-type="float">
            <text:p>564220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564222000" calcext:value-type="float">
            <text:p>564222000</text:p>
          </table:table-cell>
          <table:table-cell office:value-type="string" calcext:value-type="string">
            <text:p>Iran (Islamic Republic of)</text:p>
          </table:table-cell>
          <table:table-cell/>
        </table:table-row>
        <table:table-row table:style-name="ro1">
          <table:table-cell office:value-type="float" office:value="564237000" calcext:value-type="float">
            <text:p>564237000</text:p>
          </table:table-cell>
          <table:table-cell office:value-type="string" calcext:value-type="string">
            <text:p>Azerbaijani Republic</text:p>
          </table:table-cell>
          <table:table-cell/>
        </table:table-row>
        <table:table-row table:style-name="ro1">
          <table:table-cell office:value-type="float" office:value="564289000" calcext:value-type="float">
            <text:p>564289000</text:p>
          </table:table-cell>
          <table:table-cell office:value-type="string" calcext:value-type="string">
            <text:p>Israel (State of)</text:p>
          </table:table-cell>
          <table:table-cell/>
        </table:table-row>
        <table:table-row table:style-name="ro1">
          <table:table-cell office:value-type="float" office:value="564361000" calcext:value-type="float">
            <text:p>564361000</text:p>
          </table:table-cell>
          <table:table-cell office:value-type="string" calcext:value-type="string">
            <text:p>Kazakhstan (Republic of)</text:p>
          </table:table-cell>
          <table:table-cell/>
        </table:table-row>
        <table:table-row table:style-name="ro1">
          <table:table-cell office:value-type="float" office:value="564387000" calcext:value-type="float">
            <text:p>564387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564388000" calcext:value-type="float">
            <text:p>564388000</text:p>
          </table:table-cell>
          <table:table-cell office:value-type="string" calcext:value-type="string">
            <text:p>Jordan (Hashemite Kingdom of)</text:p>
          </table:table-cell>
          <table:table-cell/>
        </table:table-row>
        <table:table-row table:style-name="ro1">
          <table:table-cell office:value-type="float" office:value="564430000" calcext:value-type="float">
            <text:p>564430000</text:p>
          </table:table-cell>
          <table:table-cell office:value-type="string" calcext:value-type="string">
            <text:p>Palestine (In accordance with Resolution 99 Rev. Antalya, 2006)</text:p>
          </table:table-cell>
          <table:table-cell/>
        </table:table-row>
        <table:table-row table:style-name="ro1">
          <table:table-cell office:value-type="float" office:value="564476000" calcext:value-type="float">
            <text:p>564476000</text:p>
          </table:table-cell>
          <table:table-cell office:value-type="string" calcext:value-type="string">
            <text:p>Kuwait (State of)</text:p>
          </table:table-cell>
          <table:table-cell/>
        </table:table-row>
        <table:table-row table:style-name="ro1">
          <table:table-cell office:value-type="float" office:value="564517000" calcext:value-type="float">
            <text:p>564517000</text:p>
          </table:table-cell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 office:value-type="float" office:value="564533000" calcext:value-type="float">
            <text:p>564533000</text:p>
          </table:table-cell>
          <table:table-cell office:value-type="string" calcext:value-type="string">
            <text:p>Macao (Special Administrative Region of China)</text:p>
          </table:table-cell>
          <table:table-cell/>
        </table:table-row>
        <table:table-row table:style-name="ro1">
          <table:table-cell office:value-type="float" office:value="564573000" calcext:value-type="float">
            <text:p>564573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564575000" calcext:value-type="float">
            <text:p>564575000</text:p>
          </table:table-cell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float" office:value="564753000" calcext:value-type="float">
            <text:p>564753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564756000" calcext:value-type="float">
            <text:p>564756000</text:p>
          </table:table-cell>
          <table:table-cell office:value-type="string" calcext:value-type="string">
            <text:p>Yemen (Republic of)</text:p>
          </table:table-cell>
          <table:table-cell/>
        </table:table-row>
        <table:table-row table:style-name="ro1">
          <table:table-cell office:value-type="float" office:value="565061000" calcext:value-type="float">
            <text:p>565061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565064000" calcext:value-type="float">
            <text:p>565064000</text:p>
          </table:table-cell>
          <table:table-cell office:value-type="string" calcext:value-type="string">
            <text:p>Myanmar (Union of)</text:p>
          </table:table-cell>
          <table:table-cell/>
        </table:table-row>
        <table:table-row table:style-name="ro1">
          <table:table-cell office:value-type="float" office:value="565088000" calcext:value-type="float">
            <text:p>56508800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565111000" calcext:value-type="float">
            <text:p>565111000</text:p>
          </table:table-cell>
          <table:table-cell office:value-type="string" calcext:value-type="string">
            <text:p>Palau (Republic of)</text:p>
          </table:table-cell>
          <table:table-cell/>
        </table:table-row>
        <table:table-row table:style-name="ro1">
          <table:table-cell office:value-type="float" office:value="565145000" calcext:value-type="float">
            <text:p>565145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565150000" calcext:value-type="float">
            <text:p>565150000</text:p>
          </table:table-cell>
          <table:table-cell office:value-type="string" calcext:value-type="string">
            <text:p>Cambodia (Kingdom of)</text:p>
          </table:table-cell>
          <table:table-cell/>
        </table:table-row>
        <table:table-row table:style-name="ro1">
          <table:table-cell office:value-type="float" office:value="565254000" calcext:value-type="float">
            <text:p>565254000</text:p>
          </table:table-cell>
          <table:table-cell office:value-type="string" calcext:value-type="string">
            <text:p>Indonesia (Republic of)</text:p>
          </table:table-cell>
          <table:table-cell/>
        </table:table-row>
        <table:table-row table:style-name="ro1">
          <table:table-cell office:value-type="float" office:value="565407000" calcext:value-type="float">
            <text:p>565407000</text:p>
          </table:table-cell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 office:value-type="float" office:value="565484000" calcext:value-type="float">
            <text:p>565484000</text:p>
          </table:table-cell>
          <table:table-cell office:value-type="string" calcext:value-type="string">
            <text:p>Philippines (Republic of the)</text:p>
          </table:table-cell>
          <table:table-cell/>
        </table:table-row>
        <table:table-row table:style-name="ro1">
          <table:table-cell office:value-type="float" office:value="565596000" calcext:value-type="float">
            <text:p>565596000</text:p>
          </table:table-cell>
          <table:table-cell office:value-type="string" calcext:value-type="string">
            <text:p>American Samoa</text:p>
          </table:table-cell>
          <table:table-cell/>
        </table:table-row>
        <table:table-row table:style-name="ro1">
          <table:table-cell office:value-type="float" office:value="565613000" calcext:value-type="float">
            <text:p>565613000</text:p>
          </table:table-cell>
          <table:table-cell office:value-type="string" calcext:value-type="string">
            <text:p>Samoa (Independent State of)</text:p>
          </table:table-cell>
          <table:table-cell/>
        </table:table-row>
        <table:table-row table:style-name="ro1">
          <table:table-cell office:value-type="float" office:value="565746000" calcext:value-type="float">
            <text:p>565746000</text:p>
          </table:table-cell>
          <table:table-cell office:value-type="string" calcext:value-type="string">
            <text:p>Viet Nam (Socialist Republic of)</text:p>
          </table:table-cell>
          <table:table-cell/>
        </table:table-row>
        <table:table-row table:style-name="ro1">
          <table:table-cell office:value-type="float" office:value="566015000" calcext:value-type="float">
            <text:p>5660150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566030000" calcext:value-type="float">
            <text:p>566030000</text:p>
          </table:table-cell>
          <table:table-cell office:value-type="string" calcext:value-type="string">
            <text:p>Angola (Republic of)</text:p>
          </table:table-cell>
          <table:table-cell/>
        </table:table-row>
        <table:table-row table:style-name="ro1">
          <table:table-cell office:value-type="float" office:value="566059000" calcext:value-type="float">
            <text:p>566059000</text:p>
          </table:table-cell>
          <table:table-cell office:value-type="string" calcext:value-type="string">
            <text:p>Algeria (People's Democratic Republic of)</text:p>
          </table:table-cell>
          <table:table-cell/>
        </table:table-row>
        <table:table-row table:style-name="ro1">
          <table:table-cell office:value-type="float" office:value="566085000" calcext:value-type="float">
            <text:p>566085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087000" calcext:value-type="float">
            <text:p>566087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088000" calcext:value-type="float">
            <text:p>566088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66164000" calcext:value-type="float">
            <text:p>566164000</text:p>
          </table:table-cell>
          <table:table-cell office:value-type="string" calcext:value-type="string">
            <text:p>Comoros (Union of the)</text:p>
          </table:table-cell>
          <table:table-cell/>
        </table:table-row>
        <table:table-row table:style-name="ro1">
          <table:table-cell office:value-type="float" office:value="566184000" calcext:value-type="float">
            <text:p>566184000</text:p>
          </table:table-cell>
          <table:table-cell office:value-type="string" calcext:value-type="string">
            <text:p>Crozet Archipelago</text:p>
          </table:table-cell>
          <table:table-cell/>
        </table:table-row>
        <table:table-row table:style-name="ro1">
          <table:table-cell office:value-type="float" office:value="566198000" calcext:value-type="float">
            <text:p>566198000</text:p>
          </table:table-cell>
          <table:table-cell office:value-type="string" calcext:value-type="string">
            <text:p>Côte d'Ivoire (Republic of)</text:p>
          </table:table-cell>
          <table:table-cell/>
        </table:table-row>
        <table:table-row table:style-name="ro1">
          <table:table-cell office:value-type="float" office:value="566242000" calcext:value-type="float">
            <text:p>566242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566244000" calcext:value-type="float">
            <text:p>566244000</text:p>
          </table:table-cell>
          <table:table-cell office:value-type="string" calcext:value-type="string">
            <text:p>Ethiopia (Federal Democratic Republic of)</text:p>
          </table:table-cell>
          <table:table-cell/>
        </table:table-row>
        <table:table-row table:style-name="ro1">
          <table:table-cell office:value-type="float" office:value="566251000" calcext:value-type="float">
            <text:p>566251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566258000" calcext:value-type="float">
            <text:p>566258000</text:p>
          </table:table-cell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float" office:value="566265000" calcext:value-type="float">
            <text:p>566265000</text:p>
          </table:table-cell>
          <table:table-cell office:value-type="string" calcext:value-type="string">
            <text:p>Gabonese Republic</text:p>
          </table:table-cell>
          <table:table-cell/>
        </table:table-row>
        <table:table-row table:style-name="ro1">
          <table:table-cell office:value-type="float" office:value="566278000" calcext:value-type="float">
            <text:p>566278000</text:p>
          </table:table-cell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float" office:value="566337000" calcext:value-type="float">
            <text:p>566337000</text:p>
          </table:table-cell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float" office:value="566365000" calcext:value-type="float">
            <text:p>566365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566367000" calcext:value-type="float">
            <text:p>566367000</text:p>
          </table:table-cell>
          <table:table-cell office:value-type="string" calcext:value-type="string">
            <text:p>Liberia (Republic of)</text:p>
          </table:table-cell>
          <table:table-cell/>
        </table:table-row>
        <table:table-row table:style-name="ro1">
          <table:table-cell office:value-type="float" office:value="566422000" calcext:value-type="float">
            <text:p>566422000</text:p>
          </table:table-cell>
          <table:table-cell office:value-type="string" calcext:value-type="string">
            <text:p>Socialist People's Libyan Arab Jamahiriya</text:p>
          </table:table-cell>
          <table:table-cell/>
        </table:table-row>
        <table:table-row table:style-name="ro1">
          <table:table-cell office:value-type="float" office:value="566441000" calcext:value-type="float">
            <text:p>566441000</text:p>
          </table:table-cell>
          <table:table-cell office:value-type="string" calcext:value-type="string">
            <text:p>Lesotho (Kingdom of)</text:p>
          </table:table-cell>
          <table:table-cell/>
        </table:table-row>
        <table:table-row table:style-name="ro1">
          <table:table-cell office:value-type="float" office:value="566473000" calcext:value-type="float">
            <text:p>566473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566478000" calcext:value-type="float">
            <text:p>566478000</text:p>
          </table:table-cell>
          <table:table-cell office:value-type="string" calcext:value-type="string">
            <text:p>Madagascar (Republic of)</text:p>
          </table:table-cell>
          <table:table-cell/>
        </table:table-row>
        <table:table-row table:style-name="ro1">
          <table:table-cell office:value-type="float" office:value="566498000" calcext:value-type="float">
            <text:p>566498000</text:p>
          </table:table-cell>
          <table:table-cell office:value-type="string" calcext:value-type="string">
            <text:p>Mali (Republic of)</text:p>
          </table:table-cell>
          <table:table-cell/>
        </table:table-row>
        <table:table-row table:style-name="ro1">
          <table:table-cell office:value-type="float" office:value="566552000" calcext:value-type="float">
            <text:p>566552000</text:p>
          </table:table-cell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float" office:value="566566000" calcext:value-type="float">
            <text:p>566566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566567000" calcext:value-type="float">
            <text:p>566567000</text:p>
          </table:table-cell>
          <table:table-cell office:value-type="string" calcext:value-type="string">
            <text:p>Niger (Republic of the)</text:p>
          </table:table-cell>
          <table:table-cell/>
        </table:table-row>
        <table:table-row table:style-name="ro1">
          <table:table-cell office:value-type="float" office:value="566573000" calcext:value-type="float">
            <text:p>566573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5000" calcext:value-type="float">
            <text:p>566575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7000" calcext:value-type="float">
            <text:p>566577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579000" calcext:value-type="float">
            <text:p>566579000</text:p>
          </table:table-cell>
          <table:table-cell office:value-type="string" calcext:value-type="string">
            <text:p>Nigeria (Federal Republic of)</text:p>
          </table:table-cell>
          <table:table-cell/>
        </table:table-row>
        <table:table-row table:style-name="ro1">
          <table:table-cell office:value-type="float" office:value="566600000" calcext:value-type="float">
            <text:p>566600000</text:p>
          </table:table-cell>
          <table:table-cell office:value-type="string" calcext:value-type="string">
            <text:p>Reunion (French Department of)</text:p>
          </table:table-cell>
          <table:table-cell/>
        </table:table-row>
        <table:table-row table:style-name="ro1">
          <table:table-cell office:value-type="float" office:value="566628000" calcext:value-type="float">
            <text:p>566628000</text:p>
          </table:table-cell>
          <table:table-cell office:value-type="string" calcext:value-type="string">
            <text:p>Sudan (Republic of the)</text:p>
          </table:table-cell>
          <table:table-cell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office:value-type="string" calcext:value-type="string">
            <text:p>Senegal (Republic of)</text:p>
          </table:table-cell>
          <table:table-cell/>
        </table:table-row>
        <table:table-row table:style-name="ro1">
          <table:table-cell office:value-type="float" office:value="566675000" calcext:value-type="float">
            <text:p>566675000</text:p>
          </table:table-cell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float" office:value="566700000" calcext:value-type="float">
            <text:p>566700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566707000" calcext:value-type="float">
            <text:p>566707000</text:p>
          </table:table-cell>
          <table:table-cell office:value-type="string" calcext:value-type="string">
            <text:p>Chad (Republic of)</text:p>
          </table:table-cell>
          <table:table-cell/>
        </table:table-row>
        <table:table-row table:style-name="ro1">
          <table:table-cell office:value-type="float" office:value="566722000" calcext:value-type="float">
            <text:p>566722000</text:p>
          </table:table-cell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float" office:value="566796000" calcext:value-type="float">
            <text:p>566796000</text:p>
          </table:table-cell>
          <table:table-cell office:value-type="string" calcext:value-type="string">
            <text:p>Zimbabwe (Republic of)</text:p>
          </table:table-cell>
          <table:table-cell/>
        </table:table-row>
        <table:table-row table:style-name="ro1">
          <table:table-cell office:value-type="float" office:value="567108000" calcext:value-type="float">
            <text:p>567108000</text:p>
          </table:table-cell>
          <table:table-cell office:value-type="string" calcext:value-type="string">
            <text:p>Brazil (Federative Republic of)</text:p>
          </table:table-cell>
          <table:table-cell/>
        </table:table-row>
        <table:table-row table:style-name="ro1">
          <table:table-cell office:value-type="float" office:value="576082000" calcext:value-type="float">
            <text:p>576082000</text:p>
          </table:table-cell>
          <table:table-cell office:value-type="string" calcext:value-type="string">
            <text:p>Ascension Island</text:p>
          </table:table-cell>
          <table:table-cell/>
        </table:table-row>
        <table:table-row table:style-name="ro1">
          <table:table-cell office:value-type="float" office:value="576321000" calcext:value-type="float">
            <text:p>576321000</text:p>
          </table:table-cell>
          <table:table-cell office:value-type="string" calcext:value-type="string">
            <text:p>Guinea (Republic of)</text:p>
          </table:table-cell>
          <table:table-cell/>
        </table:table-row>
        <table:table-row table:style-name="ro1">
          <table:table-cell office:value-type="float" office:value="605086010" calcext:value-type="float">
            <text:p>60508601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1" calcext:value-type="float">
            <text:p>605086011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3" calcext:value-type="float">
            <text:p>605086013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014" calcext:value-type="float">
            <text:p>605086014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05086120" calcext:value-type="float">
            <text:p>605086120</text:p>
          </table:table-cell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float" office:value="622121409" calcext:value-type="float">
            <text:p>622121409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22121420" calcext:value-type="float">
            <text:p>622121420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22121422" calcext:value-type="float">
            <text:p>622121422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36010378" calcext:value-type="float">
            <text:p>63601037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0909" calcext:value-type="float">
            <text:p>6360109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106" calcext:value-type="float">
            <text:p>6360111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160" calcext:value-type="float">
            <text:p>6360111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212" calcext:value-type="float">
            <text:p>6360112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267" calcext:value-type="float">
            <text:p>63601126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345" calcext:value-type="float">
            <text:p>6360113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561" calcext:value-type="float">
            <text:p>6360115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30" calcext:value-type="float">
            <text:p>63601163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40" calcext:value-type="float">
            <text:p>6360116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641" calcext:value-type="float">
            <text:p>63601164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1792" calcext:value-type="float">
            <text:p>6360117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131" calcext:value-type="float">
            <text:p>6360121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196" calcext:value-type="float">
            <text:p>6360121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261" calcext:value-type="float">
            <text:p>6360122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377" calcext:value-type="float">
            <text:p>63601237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379" calcext:value-type="float">
            <text:p>6360123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507" calcext:value-type="float">
            <text:p>6360125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762" calcext:value-type="float">
            <text:p>63601276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804" calcext:value-type="float">
            <text:p>6360128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856" calcext:value-type="float">
            <text:p>6360128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908" calcext:value-type="float">
            <text:p>6360129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2909" calcext:value-type="float">
            <text:p>6360129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26" calcext:value-type="float">
            <text:p>6360130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68" calcext:value-type="float">
            <text:p>63601306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070" calcext:value-type="float">
            <text:p>63601307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100" calcext:value-type="float">
            <text:p>6360131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136" calcext:value-type="float">
            <text:p>6360131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273" calcext:value-type="float">
            <text:p>6360132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296" calcext:value-type="float">
            <text:p>6360132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353" calcext:value-type="float">
            <text:p>63601335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381" calcext:value-type="float">
            <text:p>6360133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437" calcext:value-type="float">
            <text:p>6360134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645" calcext:value-type="float">
            <text:p>6360136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748" calcext:value-type="float">
            <text:p>6360137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23" calcext:value-type="float">
            <text:p>6360138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25" calcext:value-type="float">
            <text:p>63601382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40" calcext:value-type="float">
            <text:p>6360138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898" calcext:value-type="float">
            <text:p>6360138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44" calcext:value-type="float">
            <text:p>6360139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74" calcext:value-type="float">
            <text:p>6360139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3998" calcext:value-type="float">
            <text:p>6360139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098" calcext:value-type="float">
            <text:p>6360140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14" calcext:value-type="float">
            <text:p>63601411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19" calcext:value-type="float">
            <text:p>6360141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26" calcext:value-type="float">
            <text:p>6360141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71" calcext:value-type="float">
            <text:p>63601417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84" calcext:value-type="float">
            <text:p>63601418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89" calcext:value-type="float">
            <text:p>63601418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0" calcext:value-type="float">
            <text:p>63601419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1" calcext:value-type="float">
            <text:p>6360141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193" calcext:value-type="float">
            <text:p>6360141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08" calcext:value-type="float">
            <text:p>6360142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40" calcext:value-type="float">
            <text:p>6360142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41" calcext:value-type="float">
            <text:p>63601424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299" calcext:value-type="float">
            <text:p>6360142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07" calcext:value-type="float">
            <text:p>6360143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09" calcext:value-type="float">
            <text:p>6360143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52" calcext:value-type="float">
            <text:p>6360143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55" calcext:value-type="float">
            <text:p>63601435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381" calcext:value-type="float">
            <text:p>6360143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452" calcext:value-type="float">
            <text:p>6360144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469" calcext:value-type="float">
            <text:p>63601446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623" calcext:value-type="float">
            <text:p>6360146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624" calcext:value-type="float">
            <text:p>63601462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720" calcext:value-type="float">
            <text:p>63601472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00" calcext:value-type="float">
            <text:p>6360148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06" calcext:value-type="float">
            <text:p>6360148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865" calcext:value-type="float">
            <text:p>6360148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22" calcext:value-type="float">
            <text:p>63601492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27" calcext:value-type="float">
            <text:p>63601492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4982" calcext:value-type="float">
            <text:p>63601498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08" calcext:value-type="float">
            <text:p>63601500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19" calcext:value-type="float">
            <text:p>6360150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33" calcext:value-type="float">
            <text:p>63601503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35" calcext:value-type="float">
            <text:p>63601503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3" calcext:value-type="float">
            <text:p>6360150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4" calcext:value-type="float">
            <text:p>6360150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48" calcext:value-type="float">
            <text:p>6360150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50" calcext:value-type="float">
            <text:p>6360150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64" calcext:value-type="float">
            <text:p>6360150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094" calcext:value-type="float">
            <text:p>6360150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06" calcext:value-type="float">
            <text:p>6360151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29" calcext:value-type="float">
            <text:p>6360151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45" calcext:value-type="float">
            <text:p>6360151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81" calcext:value-type="float">
            <text:p>6360151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187" calcext:value-type="float">
            <text:p>63601518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04" calcext:value-type="float">
            <text:p>6360152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40" calcext:value-type="float">
            <text:p>6360152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1" calcext:value-type="float">
            <text:p>6360152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2" calcext:value-type="float">
            <text:p>63601526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3" calcext:value-type="float">
            <text:p>63601526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5" calcext:value-type="float">
            <text:p>6360152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66" calcext:value-type="float">
            <text:p>63601526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73" calcext:value-type="float">
            <text:p>6360152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274" calcext:value-type="float">
            <text:p>6360152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00" calcext:value-type="float">
            <text:p>6360153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48" calcext:value-type="float">
            <text:p>63601534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359" calcext:value-type="float">
            <text:p>6360153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06" calcext:value-type="float">
            <text:p>6360154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31" calcext:value-type="float">
            <text:p>6360154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55" calcext:value-type="float">
            <text:p>63601545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57" calcext:value-type="float">
            <text:p>6360154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79" calcext:value-type="float">
            <text:p>6360154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496" calcext:value-type="float">
            <text:p>6360154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24" calcext:value-type="float">
            <text:p>63601552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69" calcext:value-type="float">
            <text:p>63601556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89" calcext:value-type="float">
            <text:p>63601558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592" calcext:value-type="float">
            <text:p>6360155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07" calcext:value-type="float">
            <text:p>6360156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12" calcext:value-type="float">
            <text:p>6360156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46" calcext:value-type="float">
            <text:p>6360156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50" calcext:value-type="float">
            <text:p>6360156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51" calcext:value-type="float">
            <text:p>6360156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4" calcext:value-type="float">
            <text:p>6360156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5" calcext:value-type="float">
            <text:p>6360156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66" calcext:value-type="float">
            <text:p>63601566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74" calcext:value-type="float">
            <text:p>63601567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675" calcext:value-type="float">
            <text:p>63601567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06" calcext:value-type="float">
            <text:p>6360157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10" calcext:value-type="float">
            <text:p>63601571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54" calcext:value-type="float">
            <text:p>63601575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60" calcext:value-type="float">
            <text:p>6360157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61" calcext:value-type="float">
            <text:p>6360157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72" calcext:value-type="float">
            <text:p>63601577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77" calcext:value-type="float">
            <text:p>63601577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782" calcext:value-type="float">
            <text:p>63601578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18" calcext:value-type="float">
            <text:p>63601581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19" calcext:value-type="float">
            <text:p>6360158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29" calcext:value-type="float">
            <text:p>6360158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57" calcext:value-type="float">
            <text:p>6360158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60" calcext:value-type="float">
            <text:p>6360158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61" calcext:value-type="float">
            <text:p>6360158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893" calcext:value-type="float">
            <text:p>6360158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00" calcext:value-type="float">
            <text:p>6360159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16" calcext:value-type="float">
            <text:p>63601591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34" calcext:value-type="float">
            <text:p>63601593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0" calcext:value-type="float">
            <text:p>63601594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3" calcext:value-type="float">
            <text:p>6360159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4" calcext:value-type="float">
            <text:p>6360159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5" calcext:value-type="float">
            <text:p>6360159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46" calcext:value-type="float">
            <text:p>6360159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56" calcext:value-type="float">
            <text:p>6360159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60" calcext:value-type="float">
            <text:p>6360159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73" calcext:value-type="float">
            <text:p>63601597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0" calcext:value-type="float">
            <text:p>63601599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1" calcext:value-type="float">
            <text:p>6360159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5994" calcext:value-type="float">
            <text:p>6360159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05" calcext:value-type="float">
            <text:p>63601600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1" calcext:value-type="float">
            <text:p>63601601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2" calcext:value-type="float">
            <text:p>63601601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17" calcext:value-type="float">
            <text:p>6360160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43" calcext:value-type="float">
            <text:p>63601604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098" calcext:value-type="float">
            <text:p>63601609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15" calcext:value-type="float">
            <text:p>6360161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49" calcext:value-type="float">
            <text:p>63601614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93" calcext:value-type="float">
            <text:p>6360161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199" calcext:value-type="float">
            <text:p>6360161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6" calcext:value-type="float">
            <text:p>6360162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8" calcext:value-type="float">
            <text:p>6360162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39" calcext:value-type="float">
            <text:p>63601623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50" calcext:value-type="float">
            <text:p>63601625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60" calcext:value-type="float">
            <text:p>6360162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68" calcext:value-type="float">
            <text:p>63601626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78" calcext:value-type="float">
            <text:p>63601627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79" calcext:value-type="float">
            <text:p>6360162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81" calcext:value-type="float">
            <text:p>63601628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287" calcext:value-type="float">
            <text:p>63601628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15" calcext:value-type="float">
            <text:p>6360163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20" calcext:value-type="float">
            <text:p>63601632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38" calcext:value-type="float">
            <text:p>6360163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52" calcext:value-type="float">
            <text:p>63601635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56" calcext:value-type="float">
            <text:p>63601635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60" calcext:value-type="float">
            <text:p>63601636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396" calcext:value-type="float">
            <text:p>63601639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15" calcext:value-type="float">
            <text:p>6360164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19" calcext:value-type="float">
            <text:p>63601641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23" calcext:value-type="float">
            <text:p>63601642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29" calcext:value-type="float">
            <text:p>6360164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0" calcext:value-type="float">
            <text:p>63601643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3" calcext:value-type="float">
            <text:p>63601643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6" calcext:value-type="float">
            <text:p>63601643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37" calcext:value-type="float">
            <text:p>6360164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45" calcext:value-type="float">
            <text:p>63601644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51" calcext:value-type="float">
            <text:p>6360164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57" calcext:value-type="float">
            <text:p>63601645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61" calcext:value-type="float">
            <text:p>63601646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76" calcext:value-type="float">
            <text:p>63601647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492" calcext:value-type="float">
            <text:p>6360164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29" calcext:value-type="float">
            <text:p>63601652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34" calcext:value-type="float">
            <text:p>63601653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94" calcext:value-type="float">
            <text:p>63601659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595" calcext:value-type="float">
            <text:p>63601659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07" calcext:value-type="float">
            <text:p>6360166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59" calcext:value-type="float">
            <text:p>6360166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83" calcext:value-type="float">
            <text:p>63601668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692" calcext:value-type="float">
            <text:p>63601669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06" calcext:value-type="float">
            <text:p>63601670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09" calcext:value-type="float">
            <text:p>6360167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17" calcext:value-type="float">
            <text:p>6360167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26" calcext:value-type="float">
            <text:p>63601672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32" calcext:value-type="float">
            <text:p>63601673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42" calcext:value-type="float">
            <text:p>63601674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46" calcext:value-type="float">
            <text:p>63601674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95" calcext:value-type="float">
            <text:p>63601679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799" calcext:value-type="float">
            <text:p>6360167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03" calcext:value-type="float">
            <text:p>63601680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31" calcext:value-type="float">
            <text:p>63601683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44" calcext:value-type="float">
            <text:p>63601684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51" calcext:value-type="float">
            <text:p>63601685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891" calcext:value-type="float">
            <text:p>63601689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07" calcext:value-type="float">
            <text:p>63601690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10" calcext:value-type="float">
            <text:p>63601691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79" calcext:value-type="float">
            <text:p>63601697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83" calcext:value-type="float">
            <text:p>63601698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6984" calcext:value-type="float">
            <text:p>63601698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04" calcext:value-type="float">
            <text:p>63601700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15" calcext:value-type="float">
            <text:p>63601701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22" calcext:value-type="float">
            <text:p>63601702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37" calcext:value-type="float">
            <text:p>63601703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42" calcext:value-type="float">
            <text:p>63601704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4" calcext:value-type="float">
            <text:p>636017064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5" calcext:value-type="float">
            <text:p>636017065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67" calcext:value-type="float">
            <text:p>63601706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093" calcext:value-type="float">
            <text:p>636017093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02" calcext:value-type="float">
            <text:p>636017102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16" calcext:value-type="float">
            <text:p>636017116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17" calcext:value-type="float">
            <text:p>636017117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38" calcext:value-type="float">
            <text:p>636017138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59" calcext:value-type="float">
            <text:p>63601715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199" calcext:value-type="float">
            <text:p>63601719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0" calcext:value-type="float">
            <text:p>636017200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1" calcext:value-type="float">
            <text:p>636017201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17209" calcext:value-type="float">
            <text:p>636017209</text:p>
          </table:table-cell>
          <table:table-cell office:value-type="string" calcext:value-type="string">
            <text:p>South Africa (Republic of)</text:p>
          </table:table-cell>
          <table:table-cell/>
        </table:table-row>
        <table:table-row table:style-name="ro1">
          <table:table-cell office:value-type="float" office:value="636090590" calcext:value-type="float">
            <text:p>6360905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646" calcext:value-type="float">
            <text:p>6360906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680" calcext:value-type="float">
            <text:p>6360906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704" calcext:value-type="float">
            <text:p>63609070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707" calcext:value-type="float">
            <text:p>6360907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816" calcext:value-type="float">
            <text:p>6360908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890" calcext:value-type="float">
            <text:p>6360908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65" calcext:value-type="float">
            <text:p>63609096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80" calcext:value-type="float">
            <text:p>6360909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0984" calcext:value-type="float">
            <text:p>63609098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082" calcext:value-type="float">
            <text:p>63609108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088" calcext:value-type="float">
            <text:p>6360910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16" calcext:value-type="float">
            <text:p>6360911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1" calcext:value-type="float">
            <text:p>6360911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5" calcext:value-type="float">
            <text:p>63609112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29" calcext:value-type="float">
            <text:p>6360911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30" calcext:value-type="float">
            <text:p>63609113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174" calcext:value-type="float">
            <text:p>63609117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276" calcext:value-type="float">
            <text:p>6360912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281" calcext:value-type="float">
            <text:p>63609128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19" calcext:value-type="float">
            <text:p>63609131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28" calcext:value-type="float">
            <text:p>63609132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34" calcext:value-type="float">
            <text:p>6360913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46" calcext:value-type="float">
            <text:p>6360913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52" calcext:value-type="float">
            <text:p>63609135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394" calcext:value-type="float">
            <text:p>63609139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02" calcext:value-type="float">
            <text:p>6360914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49" calcext:value-type="float">
            <text:p>63609144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70" calcext:value-type="float">
            <text:p>63609147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73" calcext:value-type="float">
            <text:p>63609147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488" calcext:value-type="float">
            <text:p>6360914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1" calcext:value-type="float">
            <text:p>63609150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2" calcext:value-type="float">
            <text:p>6360915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07" calcext:value-type="float">
            <text:p>6360915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69" calcext:value-type="float">
            <text:p>63609156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576" calcext:value-type="float">
            <text:p>6360915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610" calcext:value-type="float">
            <text:p>63609161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06" calcext:value-type="float">
            <text:p>63609170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14" calcext:value-type="float">
            <text:p>63609171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49" calcext:value-type="float">
            <text:p>63609174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87" calcext:value-type="float">
            <text:p>63609178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798" calcext:value-type="float">
            <text:p>63609179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07" calcext:value-type="float">
            <text:p>63609180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5" calcext:value-type="float">
            <text:p>6360918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7" calcext:value-type="float">
            <text:p>63609185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59" calcext:value-type="float">
            <text:p>63609185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66" calcext:value-type="float">
            <text:p>63609186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71" calcext:value-type="float">
            <text:p>6360918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72" calcext:value-type="float">
            <text:p>63609187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88" calcext:value-type="float">
            <text:p>63609188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896" calcext:value-type="float">
            <text:p>63609189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10" calcext:value-type="float">
            <text:p>63609191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33" calcext:value-type="float">
            <text:p>63609193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37" calcext:value-type="float">
            <text:p>6360919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52" calcext:value-type="float">
            <text:p>63609195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62" calcext:value-type="float">
            <text:p>63609196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75" calcext:value-type="float">
            <text:p>63609197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1987" calcext:value-type="float">
            <text:p>63609198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06" calcext:value-type="float">
            <text:p>63609200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11" calcext:value-type="float">
            <text:p>63609201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21" calcext:value-type="float">
            <text:p>6360920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37" calcext:value-type="float">
            <text:p>6360920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41" calcext:value-type="float">
            <text:p>63609204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44" calcext:value-type="float">
            <text:p>63609204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67" calcext:value-type="float">
            <text:p>63609206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80" calcext:value-type="float">
            <text:p>63609208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84" calcext:value-type="float">
            <text:p>63609208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92" calcext:value-type="float">
            <text:p>63609209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093" calcext:value-type="float">
            <text:p>63609209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4" calcext:value-type="float">
            <text:p>6360921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6" calcext:value-type="float">
            <text:p>63609213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37" calcext:value-type="float">
            <text:p>6360921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5" calcext:value-type="float">
            <text:p>6360921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6" calcext:value-type="float">
            <text:p>63609215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158" calcext:value-type="float">
            <text:p>63609215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02" calcext:value-type="float">
            <text:p>636092202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20" calcext:value-type="float">
            <text:p>63609222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0" calcext:value-type="float">
            <text:p>63609226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1" calcext:value-type="float">
            <text:p>63609226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63" calcext:value-type="float">
            <text:p>63609226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71" calcext:value-type="float">
            <text:p>6360922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297" calcext:value-type="float">
            <text:p>63609229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01" calcext:value-type="float">
            <text:p>63609230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23" calcext:value-type="float">
            <text:p>63609232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1" calcext:value-type="float">
            <text:p>63609233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5" calcext:value-type="float">
            <text:p>63609233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37" calcext:value-type="float">
            <text:p>636092337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40" calcext:value-type="float">
            <text:p>63609234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46" calcext:value-type="float">
            <text:p>63609234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61" calcext:value-type="float">
            <text:p>63609236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66" calcext:value-type="float">
            <text:p>63609236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0" calcext:value-type="float">
            <text:p>636092390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1" calcext:value-type="float">
            <text:p>63609239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395" calcext:value-type="float">
            <text:p>63609239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451" calcext:value-type="float">
            <text:p>63609245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455" calcext:value-type="float">
            <text:p>63609245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15" calcext:value-type="float">
            <text:p>63609251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1" calcext:value-type="float">
            <text:p>63609252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4" calcext:value-type="float">
            <text:p>63609252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8" calcext:value-type="float">
            <text:p>63609252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29" calcext:value-type="float">
            <text:p>6360925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48" calcext:value-type="float">
            <text:p>636092548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53" calcext:value-type="float">
            <text:p>636092553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56" calcext:value-type="float">
            <text:p>63609255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71" calcext:value-type="float">
            <text:p>636092571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576" calcext:value-type="float">
            <text:p>63609257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14" calcext:value-type="float">
            <text:p>63609261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16" calcext:value-type="float">
            <text:p>636092616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29" calcext:value-type="float">
            <text:p>636092629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34" calcext:value-type="float">
            <text:p>636092634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36092635" calcext:value-type="float">
            <text:p>636092635</text:p>
          </table:table-cell>
          <table:table-cell office:value-type="string" calcext:value-type="string">
            <text:p>Burundi (Republic of)</text:p>
          </table:table-cell>
          <table:table-cell/>
        </table:table-row>
        <table:table-row table:style-name="ro1">
          <table:table-cell office:value-type="float" office:value="642122016" calcext:value-type="float">
            <text:p>642122016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42122021" calcext:value-type="float">
            <text:p>642122021</text:p>
          </table:table-cell>
          <table:table-cell office:value-type="string" calcext:value-type="string">
            <text:p>Cyprus (Republic of)</text:p>
          </table:table-cell>
          <table:table-cell/>
        </table:table-row>
        <table:table-row table:style-name="ro1">
          <table:table-cell office:value-type="float" office:value="676117000" calcext:value-type="float">
            <text:p>676117000</text:p>
          </table:table-cell>
          <table:table-cell office:value-type="string" calcext:value-type="string">
            <text:p>Botswana (Republic of)</text:p>
          </table:table-cell>
          <table:table-cell/>
        </table:table-row>
        <table:table-row table:style-name="ro1">
          <table:table-cell office:value-type="float" office:value="982571400" calcext:value-type="float">
            <text:p>982571400</text:p>
          </table:table-cell>
          <table:table-cell office:value-type="string" calcext:value-type="string">
            <text:p>Norw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17:18.803362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17:49.897981499</dc:date>
    <meta:editing-duration>PT4M1S</meta:editing-duration>
    <meta:editing-cycles>3</meta:editing-cycles>
    <meta:generator>LibreOffice/6.0.3.2$MacOSX_X86_64 LibreOffice_project/8f48d515416608e3a835360314dac7e47fd0b821</meta:generator>
    <meta:document-statistic meta:table-count="1" meta:cell-count="2898" meta:object-count="0"/>
  </office:meta>
</office:document-meta>
</file>